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18.567cm" fo:margin-left="-0.035cm" table:align="left" style:writing-mode="lr-tb"/>
    </style:style>
    <style:style style:name="Table2.A" style:family="table-column">
      <style:table-column-properties style:column-width="2.036cm"/>
    </style:style>
    <style:style style:name="Table2.B" style:family="table-column">
      <style:table-column-properties style:column-width="16.531cm"/>
    </style:style>
    <style:style style:name="Table2.1" style:family="table-row">
      <style:table-row-properties style:min-row-height="0.543cm"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.9" style:family="table-row">
      <style:table-row-properties style:min-row-height="0.515cm" fo:keep-together="auto"/>
    </style:style>
    <style:style style:name="Table2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Heading">
      <style:text-properties fo:font-weight="normal" style:font-weight-asian="normal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list-style-name="">
      <style:paragraph-properties fo:margin-top="0cm" fo:margin-bottom="0cm" style:contextual-spacing="false" fo:line-height="115%" fo:text-align="justify" style:justify-single-word="false"/>
      <style:text-properties style:font-name="Liberation Mono" fo:font-size="10pt" style:font-size-asian="10pt" style:font-size-complex="10pt"/>
    </style:style>
    <style:style style:name="P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Liberation Mono" fo:font-size="10pt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top="0cm" fo:margin-bottom="0cm" style:contextual-spacing="false" fo:line-height="115%" fo:text-align="justify" style:justify-single-word="false"/>
      <style:text-properties fo:color="#000000" loext:opacity="100%" style:font-name="Liberation Mono" fo:font-size="10pt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Liberation Mono" fo:font-size="10pt" style:font-size-asian="10pt" style:font-size-complex="10pt"/>
    </style:style>
    <style:style style:name="P7" style:family="paragraph" style:parent-style-name="Standard" style:list-style-name="">
      <style:paragraph-properties fo:margin-top="0cm" fo:margin-bottom="0cm" style:contextual-spacing="false" fo:line-height="115%" fo:text-align="justify" style:justify-single-word="false"/>
      <style:text-properties style:font-name="Liberation Mono" fo:font-size="10pt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top="0cm" fo:margin-bottom="0cm" style:contextual-spacing="false" fo:line-height="115%" fo:text-align="justify" style:justify-single-word="false"/>
      <style:text-properties fo:color="#000000" loext:opacity="100%" style:font-name="Liberation Mono" fo:font-size="10pt" fo:background-color="#ffff00" style:font-size-asian="10pt" style:font-size-complex="10pt"/>
    </style:style>
    <style:style style:name="P9" style:family="paragraph" style:parent-style-name="Standard" style:list-style-name="">
      <style:paragraph-properties fo:margin-top="0cm" fo:margin-bottom="0cm" style:contextual-spacing="false" fo:line-height="115%" fo:text-align="justify" style:justify-single-word="false"/>
      <style:text-properties fo:color="#000000" loext:opacity="100%" style:font-name="Liberation Mono" fo:font-size="10pt" officeooo:paragraph-rsid="0009ee2f" fo:background-color="#ffff00" style:font-size-asian="10pt" style:font-size-complex="10pt"/>
    </style:style>
    <style:style style:name="P10" style:family="paragraph" style:parent-style-name="Standard" style:list-style-name="">
      <style:paragraph-properties fo:margin-top="0cm" fo:margin-bottom="0cm" style:contextual-spacing="false" fo:line-height="115%" fo:text-align="justify" style:justify-single-word="false"/>
      <style:text-properties style:font-name="Liberation Mono" fo:font-size="10pt" officeooo:paragraph-rsid="003096de" style:font-size-asian="10pt" style:font-size-complex="10pt"/>
    </style:style>
    <style:style style:name="P11" style:family="paragraph" style:parent-style-name="Standard" style:list-style-name="">
      <style:paragraph-properties fo:margin-top="0cm" fo:margin-bottom="0cm" style:contextual-spacing="false" fo:line-height="115%" fo:text-align="justify" style:justify-single-word="false"/>
      <style:text-properties style:font-name="Liberation Mono" fo:font-size="10pt" officeooo:paragraph-rsid="001e8699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Liberation Mono" fo:font-size="10pt" officeooo:paragraph-rsid="002e878a" fo:background-color="#81d41a" style:font-size-asian="10pt" style:font-name-complex="Courier New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Liberation Mono" fo:font-size="10pt" officeooo:paragraph-rsid="002e878a" fo:background-color="#81d41a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Liberation Mono" fo:font-size="9.69999980926514pt" officeooo:paragraph-rsid="002e878a" fo:background-color="#81d41a" style:font-size-asian="9.69999980926514pt" style:font-size-complex="9.699999809265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Liberation Mono" fo:font-size="10pt" officeooo:paragraph-rsid="00344361" fo:background-color="#81d41a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Liberation Mono" fo:font-size="10pt" officeooo:paragraph-rsid="00344361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color="#000000" loext:opacity="100%" style:font-name="Liberation Mono" fo:font-size="10pt" officeooo:paragraph-rsid="0038929e" fo:background-color="transparent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Liberation Mono" fo:font-size="10pt" fo:background-color="transparent" style:font-size-asian="10pt" style:font-name-complex="Courier New" style:font-size-complex="10pt"/>
    </style:style>
    <style:style style:name="P1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style:font-name="Liberation Mono" fo:font-size="10pt" fo:background-color="#ffff00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Liberation Mono" fo:font-size="10pt" fo:font-style="normal" officeooo:paragraph-rsid="001f2a4b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Liberation Mono" fo:font-size="10pt" fo:font-style="normal" officeooo:paragraph-rsid="0020de22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Liberation Mono" fo:font-size="10pt" fo:font-style="normal" officeooo:paragraph-rsid="0022b942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style:font-name="Liberation Mono" fo:font-size="10pt" officeooo:paragraph-rsid="001e8699" style:font-size-asian="10pt" style:font-size-complex="10pt"/>
    </style:style>
    <style:style style:name="P25" style:family="paragraph" style:parent-style-name="Heading">
      <style:paragraph-properties fo:break-before="page"/>
    </style:style>
    <style:style style:name="P26" style:family="paragraph" style:parent-style-name="Standard">
      <style:paragraph-properties fo:text-align="justify" style:justify-single-word="false"/>
      <style:text-properties fo:font-size="14pt" officeooo:rsid="003b946b" officeooo:paragraph-rsid="003b946b" style:font-size-asian="14pt"/>
    </style:style>
    <style:style style:name="P27" style:family="paragraph" style:parent-style-name="Standard">
      <style:paragraph-properties fo:text-align="justify" style:justify-single-word="false"/>
      <style:text-properties fo:font-size="14pt" fo:font-weight="bold" officeooo:rsid="003b946b" officeooo:paragraph-rsid="003b946b" style:font-size-asian="14pt" style:font-weight-asian="bold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Liberation Mono" fo:font-size="8pt" fo:font-weight="normal" officeooo:rsid="003b946b" officeooo:paragraph-rsid="003b946b" fo:background-color="#ffffff" style:font-size-asian="8pt" style:font-size-complex="8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Liberation Mono" fo:font-size="10pt" fo:font-weight="normal" officeooo:rsid="003b946b" officeooo:paragraph-rsid="003b946b" fo:background-color="#ffffff" style:font-size-asian="10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Liberation Mono" fo:font-size="10pt" fo:font-weight="normal" officeooo:rsid="003b946b" officeooo:paragraph-rsid="003b946b" fo:background-color="#ffffff" style:font-size-asian="10pt" style:font-size-complex="10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Liberation Mono" fo:font-size="10pt" fo:font-weight="normal" fo:background-color="#ffffff" style:font-size-asian="10pt" style:font-size-complex="10pt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officeooo:rsid="003b946b" officeooo:paragraph-rsid="003b946b" style:font-size-asian="8pt" style:font-size-complex="8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Mono" fo:font-size="10pt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Liberation Mono" fo:font-size="10pt" fo:font-weight="bold" fo:background-color="#ffffff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Liberation Mono" fo:font-size="10pt" officeooo:rsid="003b946b" officeooo:paragraph-rsid="003b946b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size="14pt" officeooo:paragraph-rsid="001805b9" style:font-size-asian="14pt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ans1" fo:font-weight="bold" officeooo:rsid="001086ae" officeooo:paragraph-rsid="001805b9" style:font-weight-asian="bold" style:font-name-complex="Courier New"/>
    </style:style>
    <style:style style:name="P38" style:family="paragraph" style:parent-style-name="Standard">
      <style:paragraph-properties fo:margin-top="0cm" fo:margin-bottom="0cm" style:contextual-spacing="false"/>
      <style:text-properties style:font-name="Liberation Sans1" fo:font-weight="bold" officeooo:paragraph-rsid="001805b9" style:font-weight-asian="bold" style:font-name-complex="Courier New" style:font-weight-complex="bold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ans1" fo:font-weight="bold" officeooo:paragraph-rsid="001805b9" style:font-weight-asian="bold" style:font-name-complex="Courier New"/>
    </style:style>
    <style:style style:name="P40" style:family="paragraph" style:parent-style-name="Standard">
      <style:paragraph-properties fo:margin-top="0cm" fo:margin-bottom="0cm" style:contextual-spacing="false"/>
      <style:text-properties style:font-name="Liberation Sans1" fo:font-weight="normal" officeooo:paragraph-rsid="001805b9" style:font-weight-asian="normal" style:font-name-complex="Courier New" style:font-weight-complex="normal"/>
    </style:style>
    <style:style style:name="P41" style:family="paragraph" style:parent-style-name="Standard">
      <style:paragraph-properties fo:margin-top="0cm" fo:margin-bottom="0cm" style:contextual-spacing="false"/>
      <style:text-properties style:font-name="Liberation Mono" fo:font-size="10pt" fo:font-weight="normal" officeooo:paragraph-rsid="003c6114" style:font-size-asian="10pt" style:font-weight-asian="normal" style:font-name-complex="Courier New" style:font-size-complex="10pt" style:font-weight-complex="normal"/>
    </style:style>
    <style:style style:name="P42" style:family="paragraph" style:parent-style-name="Standard">
      <style:paragraph-properties fo:margin-top="0cm" fo:margin-bottom="0cm" style:contextual-spacing="false"/>
      <style:text-properties style:font-name="Liberation Mono" fo:font-size="10pt" fo:font-weight="normal" officeooo:paragraph-rsid="001805b9" style:font-size-asian="10pt" style:font-weight-asian="normal" style:font-name-complex="Courier New" style:font-size-complex="10pt" style:font-weight-complex="normal"/>
    </style:style>
    <style:style style:name="P43" style:family="paragraph" style:parent-style-name="Standard">
      <style:paragraph-properties fo:margin-top="0cm" fo:margin-bottom="0cm" style:contextual-spacing="false"/>
      <style:text-properties style:font-name="Liberation Sans1" officeooo:paragraph-rsid="001805b9" style:font-name-complex="Courier New"/>
    </style:style>
    <style:style style:name="P44" style:family="paragraph" style:parent-style-name="Standard">
      <style:paragraph-properties fo:margin-top="0cm" fo:margin-bottom="0cm" style:contextual-spacing="false"/>
      <style:text-properties style:font-name="Liberation Sans1" officeooo:rsid="0035ad39" officeooo:paragraph-rsid="0035ad39" style:font-name-complex="Courier New"/>
    </style:style>
    <style:style style:name="P45" style:family="paragraph" style:parent-style-name="Standard">
      <style:paragraph-properties fo:margin-top="0cm" fo:margin-bottom="0cm" style:contextual-spacing="false"/>
      <style:text-properties style:font-name="Liberation Mono" fo:font-size="10pt" officeooo:paragraph-rsid="001805b9" style:font-size-asian="10pt" style:font-name-complex="Courier New" style:font-size-complex="10pt"/>
    </style:style>
    <style:style style:name="P46" style:family="paragraph" style:parent-style-name="Standard">
      <style:paragraph-properties fo:margin-top="0cm" fo:margin-bottom="0cm" style:contextual-spacing="false"/>
      <style:text-properties style:font-name="Liberation Mono" fo:font-size="10pt" officeooo:paragraph-rsid="003e5826" style:font-size-asian="10pt" style:font-name-complex="Courier New" style:font-size-complex="10pt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ans1" fo:font-weight="bold" style:font-weight-asian="bold" style:font-name-complex="Courier New"/>
    </style:style>
    <style:style style:name="P48" style:family="paragraph" style:parent-style-name="Standard">
      <style:paragraph-properties fo:margin-top="0cm" fo:margin-bottom="0cm" style:contextual-spacing="false"/>
      <style:text-properties style:font-name="Liberation Sans1" style:font-name-complex="Courier New"/>
    </style:style>
    <style:style style:name="P49" style:family="paragraph" style:parent-style-name="Standard">
      <style:paragraph-properties fo:margin-top="0cm" fo:margin-bottom="0cm" style:contextual-spacing="false"/>
      <style:text-properties style:font-name="Liberation Mono" fo:font-size="10pt" style:font-size-asian="10pt" style:font-name-complex="Courier New" style:font-size-complex="10pt"/>
    </style:style>
    <style:style style:name="P50" style:family="paragraph" style:parent-style-name="Standard">
      <style:paragraph-properties fo:margin-top="0cm" fo:margin-bottom="0cm" style:contextual-spacing="false"/>
      <style:text-properties style:font-name="Liberation Sans1" officeooo:rsid="002dd719" officeooo:paragraph-rsid="002dd719" style:font-name-complex="Courier New"/>
    </style:style>
    <style:style style:name="P51" style:family="paragraph" style:parent-style-name="Standard">
      <style:paragraph-properties fo:margin-top="0cm" fo:margin-bottom="0cm" style:contextual-spacing="false"/>
      <style:text-properties style:font-name="Liberation Mono" fo:font-size="10pt" style:font-size-asian="10pt" style:font-name-complex="Courier New"/>
    </style:style>
    <style:style style:name="P52" style:family="paragraph" style:parent-style-name="Standard">
      <style:paragraph-properties fo:margin-top="0cm" fo:margin-bottom="0cm" style:contextual-spacing="false"/>
      <style:text-properties officeooo:paragraph-rsid="0036b372"/>
    </style:style>
    <style:style style:name="P53" style:family="paragraph" style:parent-style-name="Standard">
      <style:paragraph-properties fo:margin-top="0cm" fo:margin-bottom="0cm" style:contextual-spacing="false"/>
    </style:style>
    <style:style style:name="P54" style:family="paragraph" style:parent-style-name="Standard">
      <style:paragraph-properties fo:margin-top="0cm" fo:margin-bottom="0cm" style:contextual-spacing="false"/>
      <style:text-properties style:use-window-font-color="true" loext:opacity="0%" style:font-name="Liberation Mono" fo:font-size="10pt" fo:language="pt" fo:country="BR" style:font-name-asian="Times New Roman" style:font-size-asian="10pt" style:font-name-complex="Courier New" style:font-size-complex="10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ans1" fo:font-weight="bold" officeooo:rsid="001086ae" officeooo:paragraph-rsid="001086ae" style:font-weight-asian="bold" style:font-name-complex="Courier New"/>
    </style:style>
    <style:style style:name="P56" style:family="paragraph" style:parent-style-name="Standard">
      <style:paragraph-properties fo:margin-top="0cm" fo:margin-bottom="0cm" style:contextual-spacing="false"/>
      <style:text-properties style:font-name="Liberation Sans1" fo:background-color="#ffff38" style:font-name-complex="Courier New"/>
    </style:style>
    <style:style style:name="P57" style:family="paragraph" style:parent-style-name="Standard">
      <style:paragraph-properties fo:margin-top="0cm" fo:margin-bottom="0cm" style:contextual-spacing="false"/>
      <style:text-properties style:font-name="Liberation Mono" fo:font-size="10pt" officeooo:paragraph-rsid="00421f3a" style:font-size-asian="10pt" style:font-name-complex="Courier New"/>
    </style:style>
    <style:style style:name="P58" style:family="paragraph" style:parent-style-name="Standard">
      <style:paragraph-properties fo:text-align="center" style:justify-single-word="false"/>
    </style:style>
    <style:style style:name="P59" style:family="paragraph" style:parent-style-name="Standard">
      <style:paragraph-properties fo:text-align="start" style:justify-single-word="false"/>
    </style:style>
    <style:style style:name="P60" style:family="paragraph" style:parent-style-name="Standard">
      <style:paragraph-properties fo:text-align="start" style:justify-single-word="false"/>
      <style:text-properties officeooo:paragraph-rsid="00623bae"/>
    </style:style>
    <style:style style:name="P61" style:family="paragraph" style:parent-style-name="Standard">
      <style:paragraph-properties fo:text-align="start" style:justify-single-word="false"/>
      <style:text-properties officeooo:rsid="004b8f3f" officeooo:paragraph-rsid="004b8f3f"/>
    </style:style>
    <style:style style:name="P62" style:family="paragraph" style:parent-style-name="Standard">
      <style:paragraph-properties fo:text-align="start" style:justify-single-word="false" fo:break-before="page"/>
      <style:text-properties fo:font-weight="bold" officeooo:rsid="004b9fd3" officeooo:paragraph-rsid="004b9fd3" style:font-weight-asian="bold" style:font-weight-complex="bold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/>
      <style:text-properties officeooo:rsid="004b9fd3" officeooo:paragraph-rsid="004b9fd3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/>
      <style:text-properties officeooo:rsid="004b9fd3" officeooo:paragraph-rsid="004c4fc8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/>
      <style:text-properties fo:font-weight="bold" officeooo:rsid="004c4fc8" officeooo:paragraph-rsid="004c4fc8" style:font-weight-asian="bold" style:font-weight-complex="bold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/>
      <style:text-properties fo:font-weight="bold" officeooo:rsid="004eb92a" officeooo:paragraph-rsid="004eb92a" style:font-weight-asian="bold" style:font-weight-complex="bold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/>
      <style:text-properties officeooo:rsid="004eb92a" officeooo:paragraph-rsid="004eb92a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/>
      <style:text-properties fo:font-weight="bold" officeooo:rsid="0052e5b8" officeooo:paragraph-rsid="0052e5b8" style:font-weight-asian="bold" style:font-weight-complex="bold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/>
      <style:text-properties officeooo:rsid="004eb92a" officeooo:paragraph-rsid="0052e5b8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/>
      <style:text-properties fo:font-weight="bold" officeooo:rsid="00559026" officeooo:paragraph-rsid="00559026" style:font-weight-asian="bold" style:font-weight-complex="bold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/>
      <style:text-properties officeooo:rsid="004eb92a" officeooo:paragraph-rsid="00559026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/>
      <style:text-properties fo:font-weight="bold" officeooo:rsid="005591b2" officeooo:paragraph-rsid="005591b2" style:font-weight-asian="bold" style:font-weight-complex="bold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/>
      <style:text-properties officeooo:rsid="004eb92a" officeooo:paragraph-rsid="005591b2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/>
      <style:text-properties fo:font-weight="bold" officeooo:rsid="005aa9ac" officeooo:paragraph-rsid="005aa9ac" style:font-weight-asian="bold" style:font-weight-complex="bold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/>
      <style:text-properties officeooo:rsid="004eb92a" officeooo:paragraph-rsid="005aa9ac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/>
      <style:text-properties officeooo:rsid="005aa9ac" officeooo:paragraph-rsid="005aa9ac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/>
      <style:text-properties officeooo:rsid="004eb92a" officeooo:paragraph-rsid="005aa9ac" style:font-name-complex="Courier New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Liberation Mono" fo:font-size="10pt" officeooo:paragraph-rsid="005591b2" style:font-size-asian="10pt" style:font-size-complex="10pt"/>
    </style:style>
    <style:style style:name="T1" style:family="text">
      <style:text-properties style:font-name-complex="Courier New"/>
    </style:style>
    <style:style style:name="T2" style:family="text">
      <style:text-properties fo:font-style="italic" style:font-style-asian="italic" style:font-name-complex="Courier New"/>
    </style:style>
    <style:style style:name="T3" style:family="text">
      <style:text-properties fo:font-weight="bold" style:font-weight-asian="bold" style:font-name-complex="Courier New"/>
    </style:style>
    <style:style style:name="T4" style:family="text">
      <style:text-properties fo:font-style="normal" fo:font-weight="bold" style:font-style-asian="normal" style:font-weight-asian="bold" style:font-name-complex="Courier New" style:font-style-complex="normal" style:font-weight-complex="bold"/>
    </style:style>
    <style:style style:name="T5" style:family="text">
      <style:text-properties fo:font-weight="bold" officeooo:rsid="0009b38b" style:font-weight-asian="bold" style:font-name-complex="Courier New"/>
    </style:style>
    <style:style style:name="T6" style:family="text">
      <style:text-properties fo:font-weight="bold" style:font-weight-asian="bold" style:font-name-complex="Courier New" style:font-weight-complex="bold"/>
    </style:style>
    <style:style style:name="T7" style:family="text">
      <style:text-properties fo:background-color="#ffff00" loext:char-shading-value="0" style:font-name-complex="Courier New"/>
    </style:style>
    <style:style style:name="T8" style:family="text">
      <style:text-properties fo:font-style="italic" fo:background-color="#ffff00" loext:char-shading-value="0" style:font-style-asian="italic" style:font-name-complex="Courier New"/>
    </style:style>
    <style:style style:name="T9" style:family="text">
      <style:text-properties fo:font-weight="bold" officeooo:rsid="0009b38b" style:font-weight-asian="bold" style:font-name-complex="Courier New" style:font-weight-complex="bold"/>
    </style:style>
    <style:style style:name="T10" style:family="text">
      <style:text-properties officeooo:rsid="0009b38b" style:font-name-complex="Courier New"/>
    </style:style>
    <style:style style:name="T11" style:family="text">
      <style:text-properties fo:language="pt" fo:country="BR" fo:font-weight="bold" officeooo:rsid="0009b38b" style:font-name-asian="Times New Roman" style:font-weight-asian="bold" style:font-name-complex="Courier New" style:language-complex="ar" style:country-complex="SA" style:font-weight-complex="bold"/>
    </style:style>
    <style:style style:name="T12" style:family="text">
      <style:text-properties style:font-name-asian="Symbol" style:font-name-complex="Symbol"/>
    </style:style>
    <style:style style:name="T13" style:family="text">
      <style:text-properties fo:font-weight="bold" officeooo:rsid="0009ee2f" style:font-weight-asian="bold" style:font-name-complex="Courier New" style:font-weight-complex="bold"/>
    </style:style>
    <style:style style:name="T14" style:family="text">
      <style:text-properties officeooo:rsid="0009ee2f" style:font-name-complex="Courier New"/>
    </style:style>
    <style:style style:name="T15" style:family="text">
      <style:text-properties fo:font-weight="bold" officeooo:rsid="0009ee2f" style:font-weight-asian="bold" style:font-name-complex="Courier New"/>
    </style:style>
    <style:style style:name="T16" style:family="text">
      <style:text-properties officeooo:rsid="000ba9e6" style:font-name-complex="Courier New"/>
    </style:style>
    <style:style style:name="T17" style:family="text">
      <style:text-properties fo:font-style="italic" officeooo:rsid="000ba9e6" style:font-style-asian="italic" style:font-name-complex="Courier New"/>
    </style:style>
    <style:style style:name="T18" style:family="text">
      <style:text-properties fo:font-style="normal" fo:font-weight="bold" officeooo:rsid="000ba9e6" style:font-style-asian="normal" style:font-weight-asian="bold" style:font-name-complex="Courier New" style:font-style-complex="normal" style:font-weight-complex="bold"/>
    </style:style>
    <style:style style:name="T19" style:family="text">
      <style:text-properties fo:font-weight="bold" officeooo:rsid="000ba9e6" style:font-weight-asian="bold" style:font-name-complex="Courier New" style:font-weight-complex="bold"/>
    </style:style>
    <style:style style:name="T20" style:family="text">
      <style:text-properties fo:font-weight="normal" officeooo:rsid="000ba9e6" style:font-weight-asian="normal" style:font-name-complex="Courier New" style:font-weight-complex="normal"/>
    </style:style>
    <style:style style:name="T21" style:family="text">
      <style:text-properties fo:font-style="italic" fo:font-weight="normal" officeooo:rsid="000ba9e6" style:font-style-asian="italic" style:font-weight-asian="normal" style:font-name-complex="Courier New" style:font-weight-complex="normal"/>
    </style:style>
    <style:style style:name="T22" style:family="text">
      <style:text-properties fo:font-weight="normal" officeooo:rsid="003096de" style:font-weight-asian="normal" style:font-name-complex="Courier New" style:font-weight-complex="normal"/>
    </style:style>
    <style:style style:name="T23" style:family="text">
      <style:text-properties fo:font-style="normal" fo:font-weight="bold" officeooo:rsid="003096de" style:font-style-asian="normal" style:font-weight-asian="bold" style:font-name-complex="Courier New" style:font-style-complex="normal" style:font-weight-complex="bold"/>
    </style:style>
    <style:style style:name="T24" style:family="text">
      <style:text-properties fo:font-weight="bold" officeooo:rsid="003096de" style:font-weight-asian="bold" style:font-name-complex="Courier New" style:font-weight-complex="bold"/>
    </style:style>
    <style:style style:name="T25" style:family="text">
      <style:text-properties fo:font-style="italic" fo:font-weight="normal" officeooo:rsid="003096de" style:font-style-asian="italic" style:font-weight-asian="normal" style:font-name-complex="Courier New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ba9e6" style:font-weight-asian="bold" style:font-name-complex="Courier New"/>
    </style:style>
    <style:style style:name="T28" style:family="text">
      <style:text-properties fo:font-style="italic" officeooo:rsid="001f2a4b" style:font-style-asian="italic" style:font-name-complex="Courier New"/>
    </style:style>
    <style:style style:name="T29" style:family="text">
      <style:text-properties fo:font-weight="bold" officeooo:rsid="000c3a46" style:font-weight-asian="bold" style:font-name-complex="Courier New"/>
    </style:style>
    <style:style style:name="T30" style:family="text">
      <style:text-properties fo:color="#000000" loext:opacity="100%" fo:background-color="#ffff00" loext:char-shading-value="0" style:font-name-complex="Courier New"/>
    </style:style>
    <style:style style:name="T31" style:family="text">
      <style:text-properties fo:color="#000000" loext:opacity="100%" fo:font-style="italic" fo:background-color="#ffff00" loext:char-shading-value="0" style:font-style-asian="italic" style:font-name-complex="Courier New"/>
    </style:style>
    <style:style style:name="T32" style:family="text">
      <style:text-properties fo:font-style="italic" style:font-style-asian="italic" style:font-name-complex="Courier New" style:font-style-complex="italic"/>
    </style:style>
    <style:style style:name="T33" style:family="text">
      <style:text-properties officeooo:rsid="0029445c" style:font-name-complex="Courier New"/>
    </style:style>
    <style:style style:name="T34" style:family="text">
      <style:text-properties fo:font-weight="bold" officeooo:rsid="0029445c" style:font-weight-asian="bold" style:font-name-complex="Courier New" style:font-weight-complex="bold"/>
    </style:style>
    <style:style style:name="T35" style:family="text">
      <style:text-properties fo:font-weight="bold" officeooo:rsid="0029e36c" style:font-weight-asian="bold" style:font-name-complex="Courier New" style:font-weight-complex="bold"/>
    </style:style>
    <style:style style:name="T36" style:family="text">
      <style:text-properties fo:font-style="normal" fo:font-weight="normal" officeooo:rsid="0029e36c" style:font-style-asian="normal" style:font-weight-asian="normal" style:font-name-complex="Courier New" style:font-style-complex="normal" style:font-weight-complex="normal"/>
    </style:style>
    <style:style style:name="T37" style:family="text">
      <style:text-properties fo:font-style="italic" fo:font-weight="bold" style:font-style-asian="italic" style:font-weight-asian="bold" style:font-name-complex="Courier New" style:font-weight-complex="bold"/>
    </style:style>
    <style:style style:name="T38" style:family="text">
      <style:text-properties fo:font-weight="bold" officeooo:rsid="000c3a46" style:font-weight-asian="bold" style:font-name-complex="Courier New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1f2a4b"/>
    </style:style>
    <style:style style:name="T41" style:family="text">
      <style:text-properties fo:font-style="italic" officeooo:rsid="001f2a4b" style:font-style-asian="italic" style:font-style-complex="italic"/>
    </style:style>
    <style:style style:name="T42" style:family="text">
      <style:text-properties fo:font-weight="bold" officeooo:rsid="001f2a4b" style:font-weight-asian="bold" style:font-weight-complex="bold"/>
    </style:style>
    <style:style style:name="T43" style:family="text">
      <style:text-properties officeooo:rsid="002e878a"/>
    </style:style>
    <style:style style:name="T44" style:family="text">
      <style:text-properties fo:font-style="italic" officeooo:rsid="0020de22" style:font-style-asian="italic" style:font-style-complex="italic"/>
    </style:style>
    <style:style style:name="T45" style:family="text">
      <style:text-properties fo:font-weight="bold" officeooo:rsid="0020de22" style:font-weight-asian="bold" style:font-weight-complex="bold"/>
    </style:style>
    <style:style style:name="T46" style:family="text">
      <style:text-properties officeooo:rsid="001f2a4b" style:font-name-complex="Courier New"/>
    </style:style>
    <style:style style:name="T47" style:family="text">
      <style:text-properties fo:font-style="italic" officeooo:rsid="001f2a4b" style:font-style-asian="italic" style:font-name-complex="Courier New" style:font-style-complex="italic"/>
    </style:style>
    <style:style style:name="T48" style:family="text">
      <style:text-properties officeooo:rsid="0020de22" style:font-name-complex="Courier New"/>
    </style:style>
    <style:style style:name="T49" style:family="text">
      <style:text-properties fo:font-weight="bold" officeooo:rsid="001f2a4b" style:font-weight-asian="bold" style:font-name-complex="Courier New" style:font-weight-complex="bold"/>
    </style:style>
    <style:style style:name="T50" style:family="text">
      <style:text-properties fo:font-weight="bold" officeooo:rsid="0020de22" style:font-weight-asian="bold" style:font-name-complex="Courier New" style:font-weight-complex="bold"/>
    </style:style>
    <style:style style:name="T51" style:family="text">
      <style:text-properties officeooo:rsid="0022b942" style:font-name-complex="Courier New"/>
    </style:style>
    <style:style style:name="T52" style:family="text">
      <style:text-properties fo:font-weight="bold" officeooo:rsid="0022b942" style:font-weight-asian="bold" style:font-weight-complex="bold"/>
    </style:style>
    <style:style style:name="T53" style:family="text">
      <style:text-properties officeooo:rsid="0022b942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tyle="italic" officeooo:rsid="0022b942" style:font-style-asian="italic" style:font-style-complex="italic"/>
    </style:style>
    <style:style style:name="T56" style:family="text">
      <style:text-properties fo:font-weight="bold" officeooo:rsid="000e0c01" style:font-weight-asian="bold" style:font-name-complex="Courier New"/>
    </style:style>
    <style:style style:name="T57" style:family="text">
      <style:text-properties fo:font-style="normal" fo:font-weight="bold" fo:background-color="#ffff00" loext:char-shading-value="0" style:font-style-asian="normal" style:font-weight-asian="bold" style:font-name-complex="Courier New" style:font-style-complex="normal" style:font-weight-complex="bold"/>
    </style:style>
    <style:style style:name="T58" style:family="text">
      <style:text-properties fo:font-weight="bold" officeooo:rsid="000e0c01" fo:background-color="#ffff00" loext:char-shading-value="0" style:font-weight-asian="bold" style:font-name-complex="Courier New" style:font-weight-complex="bold"/>
    </style:style>
    <style:style style:name="T59" style:family="text">
      <style:text-properties officeooo:rsid="000e0c01" fo:background-color="#ffff00" loext:char-shading-value="0" style:font-name-complex="Courier New"/>
    </style:style>
    <style:style style:name="T60" style:family="text">
      <style:text-properties officeooo:rsid="0019caad"/>
    </style:style>
    <style:style style:name="T61" style:family="text">
      <style:text-properties officeooo:rsid="001b631f"/>
    </style:style>
    <style:style style:name="T62" style:family="text">
      <style:text-properties officeooo:rsid="0011751f"/>
    </style:style>
    <style:style style:name="T63" style:family="text">
      <style:text-properties officeooo:rsid="00145d4d"/>
    </style:style>
    <style:style style:name="T64" style:family="text">
      <style:text-properties fo:color="#000000" loext:opacity="100%" fo:background-color="#ffffff" loext:char-shading-value="0"/>
    </style:style>
    <style:style style:name="T65" style:family="text">
      <style:text-properties style:font-name="Liberation Mono" fo:font-size="10pt" style:font-size-asian="10pt" style:font-size-complex="10pt"/>
    </style:style>
    <style:style style:name="T66" style:family="text">
      <style:text-properties style:font-name="Liberation Sans1" style:font-name-complex="Courier New"/>
    </style:style>
    <style:style style:name="T67" style:family="text">
      <style:text-properties style:use-window-font-color="true" loext:opacity="0%" style:font-name="Liberation Mono" fo:font-size="10pt" fo:language="pt" fo:country="BR" style:font-name-asian="Times New Roman" style:font-size-asian="10pt" style:font-name-complex="Courier New" style:font-size-complex="10pt" style:language-complex="ar" style:country-complex="SA"/>
    </style:style>
    <style:style style:name="T68" style:family="text">
      <style:text-properties style:font-name="Liberation Sans1" fo:font-style="italic" style:font-style-asian="italic" style:font-name-complex="Courier New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officeooo:rsid="001596e9"/>
    </style:style>
    <style:style style:name="T71" style:family="text">
      <style:text-properties fo:font-style="italic" officeooo:rsid="001596e9" style:font-style-asian="italic" style:font-style-complex="italic"/>
    </style:style>
    <style:style style:name="T72" style:family="text">
      <style:text-properties officeooo:rsid="004c4fc8"/>
    </style:style>
    <style:style style:name="T73" style:family="text">
      <style:text-properties officeooo:rsid="004f3685"/>
    </style:style>
    <style:style style:name="T74" style:family="text">
      <style:text-properties officeooo:rsid="0052e5b8"/>
    </style:style>
    <style:style style:name="T75" style:family="text">
      <style:text-properties officeooo:rsid="005481dd"/>
    </style:style>
    <style:style style:name="T76" style:family="text">
      <style:text-properties officeooo:rsid="00559026"/>
    </style:style>
    <style:style style:name="T77" style:family="text">
      <style:text-properties officeooo:rsid="005aa9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quemas de Tradução da Linguagem PASCAL SIMPLIFICADA</text:h>
      <text:p text:style-name="P2"/>
      <text:h text:style-name="P3" text:outline-level="1"><text:span text:style-name="T1">&lt;</text:span><text:span text:style-name="T2">programa</text:span><text:span text:style-name="T1">&gt; ::= </text:span><text:span text:style-name="T3">program </text:span><text:span text:style-name="T4">id</text:span><text:span text:style-name="T1"> </text:span><text:span text:style-name="T3">{A</text:span><text:span text:style-name="T5">0</text:span><text:span text:style-name="T3">1}</text:span><text:span text:style-name="T1"> </text:span><text:span text:style-name="T6">;</text:span><text:span text:style-name="T1"> &lt;</text:span><text:span text:style-name="T2">corpo</text:span><text:span text:style-name="T1">&gt; </text:span><text:span text:style-name="T3">• {A</text:span><text:span text:style-name="T5">45</text:span><text:span text:style-name="T3">}</text:span></text:h>
      <text:p text:style-name="P4">----------------------------------------------------------------------</text:p>
      <text:h text:style-name="P5" text:outline-level="1"><text:span text:style-name="T1">&lt;</text:span><text:span text:style-name="T2">corpo</text:span><text:span text:style-name="T1">&gt; ::= &lt;</text:span><text:span text:style-name="T2">declara</text:span><text:span text:style-name="T1">&gt; </text:span><text:span text:style-name="T7">&lt;</text:span><text:span text:style-name="T8">rotina</text:span><text:span text:style-name="T7">&gt;</text:span><text:span text:style-name="T1"> </text:span><text:span text:style-name="T9">{A44}</text:span><text:span text:style-name="T10"> </text:span><text:span text:style-name="T3">begin </text:span><text:span text:style-name="T1">&lt;</text:span><text:span text:style-name="T2">sentencas</text:span><text:span text:style-name="T1">&gt; </text:span><text:span text:style-name="T3">end </text:span><text:span text:style-name="T11">{A46}</text:span></text:h>
      <text:p text:style-name="P4">----------------------------------------------------------------------</text:p>
      <text:h text:style-name="P3" text:outline-level="1"><text:span text:style-name="T1">&lt;</text:span><text:span text:style-name="T2">declara</text:span><text:span text:style-name="T1">&gt; ::= </text:span><text:span text:style-name="T3">var </text:span><text:span text:style-name="T1">&lt;</text:span><text:span text:style-name="T2">dvar</text:span><text:span text:style-name="T1">&gt; &lt;</text:span><text:span text:style-name="T2">mais_dc</text:span><text:span text:style-name="T1">&gt; | </text:span><text:span text:style-name="T12">ε</text:span></text:h>
      <text:p text:style-name="P6"><text:span text:style-name="T1">&lt;</text:span><text:span text:style-name="T2">mais_dc</text:span><text:span text:style-name="T1">&gt; ::= <text:s/></text:span><text:span text:style-name="T3">;</text:span><text:span text:style-name="T1"> &lt;</text:span><text:span text:style-name="T2">cont_dc</text:span><text:span text:style-name="T1">&gt;</text:span></text:p>
      <text:p text:style-name="P6"><text:span text:style-name="T1">&lt;</text:span><text:span text:style-name="T2">cont_dc</text:span><text:span text:style-name="T1">&gt; ::= &lt;</text:span><text:span text:style-name="T2">dvar</text:span><text:span text:style-name="T1">&gt; &lt;</text:span><text:span text:style-name="T2">mais_dc</text:span><text:span text:style-name="T1">&gt; | </text:span><text:span text:style-name="T12">ε</text:span></text:p>
      <text:h text:style-name="P3" text:outline-level="1"><text:span text:style-name="T1">&lt;</text:span><text:span text:style-name="T2">dvar</text:span><text:span text:style-name="T1">&gt; ::= &lt;</text:span><text:span text:style-name="T2">variaveis</text:span><text:span text:style-name="T1">&gt; </text:span><text:span text:style-name="T3">:</text:span><text:span text:style-name="T1"> &lt;</text:span><text:span text:style-name="T2">tipo_var</text:span><text:span text:style-name="T1">&gt; </text:span><text:span text:style-name="T9">{A02}</text:span></text:h>
      <text:h text:style-name="P3" text:outline-level="1"><text:span text:style-name="T1">&lt;</text:span><text:span text:style-name="T2">tipo_var</text:span><text:span text:style-name="T1">&gt; ::= </text:span><text:span text:style-name="T3">integer</text:span></text:h>
      <text:h text:style-name="P3" text:outline-level="1"><text:span text:style-name="T1">&lt;</text:span><text:span text:style-name="T2">variaveis</text:span><text:span text:style-name="T1">&gt; ::= </text:span><text:span text:style-name="T4">id</text:span><text:span text:style-name="T1"> </text:span><text:span text:style-name="T3">{A</text:span><text:span text:style-name="T5">03</text:span><text:span text:style-name="T3">}</text:span><text:span text:style-name="T1"> &lt;</text:span><text:span text:style-name="T2">mais_var</text:span><text:span text:style-name="T1">&gt;</text:span></text:h>
      <text:h text:style-name="P3" text:outline-level="1"><text:span text:style-name="T1">&lt;</text:span><text:span text:style-name="T2">mais_var</text:span><text:span text:style-name="T1">&gt; ::= <text:s/></text:span><text:span text:style-name="T3">, </text:span><text:span text:style-name="T1"><text:s/>&lt;</text:span><text:span text:style-name="T2">variaveis</text:span><text:span text:style-name="T1">&gt; | </text:span><text:span text:style-name="T12">ε</text:span></text:h>
      <text:h text:style-name="P7" text:outline-level="1">--------------------------------------------------------------------</text:h>
      <text:h text:style-name="P8" text:outline-level="1"><text:span text:style-name="T1">&lt;</text:span><text:span text:style-name="T2">rotina</text:span><text:span text:style-name="T1">&gt; ::= &lt;</text:span><text:span text:style-name="T2">procedimento</text:span><text:span text:style-name="T1">&gt; | &lt;</text:span><text:span text:style-name="T2">funcao</text:span><text:span text:style-name="T1">&gt; | </text:span><text:span text:style-name="T12">ε</text:span></text:h>
      <text:h text:style-name="P8" text:outline-level="1"><text:span text:style-name="T1">&lt;</text:span><text:span text:style-name="T2">procedimento</text:span><text:span text:style-name="T1">&gt; ::= </text:span><text:span text:style-name="T3">procedure </text:span><text:span text:style-name="T4">id</text:span><text:span text:style-name="T1"> </text:span><text:span text:style-name="T9">{A04}</text:span><text:span text:style-name="T1"> &lt;</text:span><text:span text:style-name="T2">parametros</text:span><text:span text:style-name="T1">&gt; </text:span><text:span text:style-name="T9">{A48} </text:span><text:span text:style-name="T1">; &lt;</text:span><text:span text:style-name="T2">corpo</text:span><text:span text:style-name="T1">&gt; </text:span><text:span text:style-name="T13">{A56} </text:span><text:span text:style-name="T1">; &lt;</text:span><text:span text:style-name="T2">rotina</text:span><text:span text:style-name="T1">&gt;</text:span></text:h>
      <text:h text:style-name="P9" text:outline-level="1"><text:span text:style-name="T1">&lt;</text:span><text:span text:style-name="T2">funcao</text:span><text:span text:style-name="T1">&gt; ::= </text:span><text:span text:style-name="T3">function </text:span><text:span text:style-name="T4">id</text:span><text:span text:style-name="T1"> </text:span><text:span text:style-name="T13">{A05}</text:span><text:span text:style-name="T14"> </text:span><text:span text:style-name="T1">&lt;</text:span><text:span text:style-name="T2">parametros</text:span><text:span text:style-name="T1">&gt; </text:span><text:span text:style-name="T13">{A48}</text:span><text:span text:style-name="T14"> </text:span><text:span text:style-name="T3">:</text:span><text:span text:style-name="T1"> &lt;</text:span><text:span text:style-name="T2">tipo_funcao</text:span><text:span text:style-name="T1">&gt; </text:span><text:span text:style-name="T13">{A47}</text:span><text:span text:style-name="T14"> </text:span><text:span text:style-name="T3">; </text:span><text:span text:style-name="T1">&lt;</text:span><text:span text:style-name="T2">corpo</text:span><text:span text:style-name="T1">&gt; </text:span><text:span text:style-name="T13">{A56} </text:span><text:span text:style-name="T3">;</text:span><text:span text:style-name="T1"> &lt;</text:span><text:span text:style-name="T2">rotina</text:span><text:span text:style-name="T1">&gt;</text:span></text:h>
      <text:h text:style-name="P8" text:outline-level="1"><text:span text:style-name="T1">&lt;</text:span><text:span text:style-name="T2">parametros</text:span><text:span text:style-name="T1">&gt; ::= </text:span><text:span text:style-name="T3">( </text:span><text:span text:style-name="T1">&lt;</text:span><text:span text:style-name="T2">lista_parametros</text:span><text:span text:style-name="T1">&gt; </text:span><text:span text:style-name="T3">)</text:span><text:span text:style-name="T1"> |</text:span><text:span text:style-name="T3"> </text:span><text:span text:style-name="T12">ε</text:span></text:h>
      <text:h text:style-name="P8" text:outline-level="1"><text:span text:style-name="T1">&lt;</text:span><text:span text:style-name="T2">lista_parametros</text:span><text:span text:style-name="T1">&gt; ::= &lt;</text:span><text:span text:style-name="T2">lista_id</text:span><text:span text:style-name="T1">&gt; : &lt;</text:span><text:span text:style-name="T2">tipo_var</text:span><text:span text:style-name="T1">&gt; </text:span><text:span text:style-name="T13">{A06}</text:span><text:span text:style-name="T1"> &lt;</text:span><text:span text:style-name="T2">cont_lista_par</text:span><text:span text:style-name="T1">&gt;</text:span></text:h>
      <text:h text:style-name="P8" text:outline-level="1"><text:span text:style-name="T1">&lt;</text:span><text:span text:style-name="T2">cont_lista_par</text:span><text:span text:style-name="T1">&gt; ::= </text:span><text:span text:style-name="T3">;</text:span><text:span text:style-name="T1"> &lt;</text:span><text:span text:style-name="T2">lista_parametros</text:span><text:span text:style-name="T1">&gt; | </text:span><text:span text:style-name="T12">ε</text:span></text:h>
      <text:h text:style-name="P8" text:outline-level="1"><text:span text:style-name="T1">&lt;</text:span><text:span text:style-name="T2">lista_id</text:span><text:span text:style-name="T1">&gt; ::= </text:span><text:span text:style-name="T4">id</text:span><text:span text:style-name="T1"> </text:span><text:span text:style-name="T13">{A07}</text:span><text:span text:style-name="T14"> </text:span><text:span text:style-name="T1">&lt;</text:span><text:span text:style-name="T2">cont_lista_id</text:span><text:span text:style-name="T1">&gt;</text:span></text:h>
      <text:h text:style-name="P8" text:outline-level="1"><text:span text:style-name="T1">&lt;</text:span><text:span text:style-name="T2">cont_lista_id</text:span><text:span text:style-name="T1">&gt; ::= </text:span><text:span text:style-name="T3">,</text:span><text:span text:style-name="T1"> &lt;</text:span><text:span text:style-name="T2">lista_id</text:span><text:span text:style-name="T1">&gt; | </text:span><text:span text:style-name="T12">ε</text:span></text:h>
      <text:h text:style-name="P8" text:outline-level="1"><text:span text:style-name="T1">&lt;</text:span><text:span text:style-name="T2">tipo_funcao</text:span><text:span text:style-name="T1">&gt; ::= </text:span><text:span text:style-name="T3">integer</text:span></text:h>
      <text:h text:style-name="P7" text:outline-level="1">--------------------------------------------------------------------</text:h>
      <text:h text:style-name="P3" text:outline-level="1"><text:span text:style-name="T1">&lt;</text:span><text:span text:style-name="T2">sentencas</text:span><text:span text:style-name="T1">&gt; ::= &lt;</text:span><text:span text:style-name="T2">comando</text:span><text:span text:style-name="T1">&gt; &lt;</text:span><text:span text:style-name="T2">mais_sentencas</text:span><text:span text:style-name="T1">&gt;</text:span></text:h>
      <text:h text:style-name="P3" text:outline-level="1"><text:span text:style-name="T1">&lt;</text:span><text:span text:style-name="T2">mais_sentencas</text:span><text:span text:style-name="T1">&gt; ::= </text:span><text:span text:style-name="T6">;</text:span><text:span text:style-name="T1"> &lt;</text:span><text:span text:style-name="T2">cont_sentencas</text:span><text:span text:style-name="T1">&gt;</text:span></text:h>
      <text:h text:style-name="P3" text:outline-level="1"><text:span text:style-name="T1">&lt;</text:span><text:span text:style-name="T2">cont_sentencas</text:span><text:span text:style-name="T1">&gt; ::= &lt;</text:span><text:span text:style-name="T2">sentencas</text:span><text:span text:style-name="T1">&gt; | </text:span><text:span text:style-name="T12">ε</text:span></text:h>
      <text:h text:style-name="P3" text:outline-level="1"><text:span text:style-name="T1">&lt;</text:span><text:span text:style-name="T2">var_read</text:span><text:span text:style-name="T1">&gt; ::= </text:span><text:span text:style-name="T4">id</text:span><text:span text:style-name="T1"> </text:span><text:span text:style-name="T3">{A</text:span><text:span text:style-name="T15">08</text:span><text:span text:style-name="T3">}</text:span><text:span text:style-name="T1"> &lt;</text:span><text:span text:style-name="T2">mais_var_read</text:span><text:span text:style-name="T1">&gt;</text:span></text:h>
      <text:h text:style-name="P3" text:outline-level="1"><text:span text:style-name="T1">&lt;</text:span><text:span text:style-name="T2">mais_var_read</text:span><text:span text:style-name="T1">&gt; ::= </text:span><text:span text:style-name="T3">, </text:span><text:span text:style-name="T1">&lt;</text:span><text:span text:style-name="T2">var_read</text:span><text:span text:style-name="T1">&gt; | </text:span><text:span text:style-name="T12">ε</text:span></text:h>
      <text:h text:style-name="P10" text:outline-level="1"><text:span text:style-name="T1">&lt;</text:span><text:span text:style-name="T16">exp</text:span><text:span text:style-name="T2">_write</text:span><text:span text:style-name="T1">&gt; ::= </text:span><text:span text:style-name="T4">id</text:span><text:span text:style-name="T1"> </text:span><text:span text:style-name="T3">{A</text:span><text:span text:style-name="T15">09</text:span><text:span text:style-name="T3">}</text:span><text:span text:style-name="T1"> &lt;</text:span><text:span text:style-name="T2">mais_</text:span><text:span text:style-name="T17">exp</text:span><text:span text:style-name="T2">_write</text:span><text:span text:style-name="T1">&gt; </text:span><text:span text:style-name="T16">|</text:span></text:h>
      <text:h text:style-name="P10" text:outline-level="1"><text:span text:style-name="T16"><text:s text:c="16"/></text:span><text:span text:style-name="T18">string</text:span><text:span text:style-name="T16"> </text:span><text:span text:style-name="T19">{A59} </text:span><text:span text:style-name="T20">&lt;</text:span><text:span text:style-name="T21">mais_exp_write</text:span><text:span text:style-name="T20">&gt; </text:span><text:span text:style-name="T22">|</text:span></text:h>
      <text:h text:style-name="P10" text:outline-level="1"><text:span text:style-name="T22"><text:s text:c="16"/></text:span><text:span text:style-name="T23">intnum</text:span><text:span text:style-name="T22"> </text:span><text:span text:style-name="T24">{A43}</text:span><text:span text:style-name="T22"> &lt;</text:span><text:span text:style-name="T25">mais_</text:span><text:span text:style-name="T21">exp</text:span><text:span text:style-name="T25">_write</text:span><text:span text:style-name="T22">&gt;</text:span></text:h>
      <text:h text:style-name="P11" text:outline-level="1"><text:span text:style-name="T1">&lt;</text:span><text:span text:style-name="T2">mais_</text:span><text:span text:style-name="T17">exp</text:span><text:span text:style-name="T2">_write</text:span><text:span text:style-name="T1">&gt; ::= <text:s/></text:span><text:span text:style-name="T3">, </text:span><text:span text:style-name="T1"><text:s/>&lt;</text:span><text:span text:style-name="T16">exp</text:span><text:span text:style-name="T2">_write</text:span><text:span text:style-name="T1">&gt; | </text:span><text:span text:style-name="T12">ε</text:span></text:h>
      <text:h text:style-name="P11" text:outline-level="1"><text:span text:style-name="T1">&lt;</text:span><text:span text:style-name="T2">comando</text:span><text:span text:style-name="T1">&gt; ::=</text:span></text:h>
      <text:p text:style-name="P12"><text:s text:c="3"/><text:span text:style-name="T26">read</text:span> <text:span text:style-name="T26">(</text:span> &lt;var_read&gt; <text:span text:style-name="T26">)</text:span> |</text:p>
      <text:p text:style-name="P13"><text:span text:style-name="T3"><text:s text:c="3"/>write (</text:span><text:span text:style-name="T1"> &lt;</text:span><text:span text:style-name="T16">exp</text:span><text:span text:style-name="T2">_write</text:span><text:span text:style-name="T1">&gt; </text:span><text:span text:style-name="T3">)</text:span><text:span text:style-name="T1"> |</text:span></text:p>
      <text:p text:style-name="P13"><text:span text:style-name="T3"><text:s text:c="3"/>write</text:span><text:span text:style-name="T27">ln</text:span><text:span text:style-name="T3"> (</text:span><text:span text:style-name="T1"> &lt;</text:span><text:span text:style-name="T16">exp</text:span><text:span text:style-name="T2">_write</text:span><text:span text:style-name="T1">&gt; </text:span><text:span text:style-name="T3">)</text:span><text:span text:style-name="T1"> </text:span><text:span text:style-name="T19">{A61}</text:span><text:span text:style-name="T16"> </text:span><text:span text:style-name="T1">|</text:span></text:p>
      <text:p text:style-name="P14"><text:span text:style-name="T3"><text:s text:c="3"/>for </text:span><text:span text:style-name="T6">id</text:span><text:span text:style-name="T1"> </text:span><text:span text:style-name="T3">{A</text:span><text:span text:style-name="T27">57</text:span><text:span text:style-name="T3">} := </text:span><text:span text:style-name="T1">&lt;expressao&gt; </text:span><text:span text:style-name="T3">{A</text:span><text:span text:style-name="T27">11</text:span><text:span text:style-name="T3">} to </text:span><text:span text:style-name="T1">&lt;expressao&gt; </text:span><text:span text:style-name="T3">{A</text:span><text:span text:style-name="T27">1</text:span><text:span text:style-name="T3">2} do begin </text:span><text:span text:style-name="T1">&lt;</text:span><text:span text:style-name="T2">sentencas</text:span><text:span text:style-name="T1">&gt; </text:span><text:span text:style-name="T3">end</text:span><text:span text:style-name="T1"> </text:span><text:span text:style-name="T3">{A</text:span><text:span text:style-name="T27">13</text:span><text:span text:style-name="T3">}</text:span><text:span text:style-name="T1"> |</text:span></text:p>
      <text:p text:style-name="P13"><text:span text:style-name="T3"><text:s text:c="3"/>repeat {A</text:span><text:span text:style-name="T27">14</text:span><text:span text:style-name="T3">} </text:span><text:span text:style-name="T1">&lt;</text:span><text:span text:style-name="T2">sentencas</text:span><text:span text:style-name="T1">&gt; </text:span><text:span text:style-name="T3">until ( </text:span><text:span text:style-name="T1">&lt;</text:span><text:span text:style-name="T28">expressao_logica</text:span><text:span text:style-name="T1">&gt; </text:span><text:span text:style-name="T3">)</text:span><text:span text:style-name="T1"> </text:span><text:span text:style-name="T3">{A</text:span><text:span text:style-name="T27">15</text:span><text:span text:style-name="T3">} </text:span><text:span text:style-name="T1">|</text:span></text:p>
      <text:p text:style-name="P13"><text:span text:style-name="T3"><text:s text:c="3"/>while {A</text:span><text:span text:style-name="T27">16</text:span><text:span text:style-name="T3">} ( </text:span><text:span text:style-name="T1">&lt;</text:span><text:span text:style-name="T28">expressao_logica</text:span><text:span text:style-name="T1">&gt; </text:span><text:span text:style-name="T3">)</text:span><text:span text:style-name="T1"> </text:span><text:span text:style-name="T3">{A</text:span><text:span text:style-name="T29">17</text:span><text:span text:style-name="T3">} do begin</text:span><text:span text:style-name="T1"> &lt;</text:span><text:span text:style-name="T2">sentencas</text:span><text:span text:style-name="T1">&gt; </text:span><text:span text:style-name="T3">end</text:span><text:span text:style-name="T1"> </text:span><text:span text:style-name="T3">{A</text:span><text:span text:style-name="T29">18</text:span><text:span text:style-name="T3">} </text:span><text:span text:style-name="T1">|</text:span></text:p>
      <text:p text:style-name="P13"><text:span text:style-name="T3"><text:s text:c="3"/>if ( </text:span><text:span text:style-name="T1">&lt;</text:span><text:span text:style-name="T28">expressao_logica</text:span><text:span text:style-name="T1">&gt; </text:span><text:span text:style-name="T3">) {A1</text:span><text:span text:style-name="T29">9</text:span><text:span text:style-name="T3">} then begin </text:span><text:span text:style-name="T1">&lt;</text:span><text:span text:style-name="T2">sentencas</text:span><text:span text:style-name="T1">&gt; </text:span><text:span text:style-name="T3">end</text:span><text:span text:style-name="T1"> </text:span><text:span text:style-name="T3">{A</text:span><text:span text:style-name="T29">20</text:span><text:span text:style-name="T3">}</text:span><text:span text:style-name="T1"> &lt;</text:span><text:span text:style-name="T2">pfalsa</text:span><text:span text:style-name="T1">&gt; </text:span><text:span text:style-name="T3">{A</text:span><text:span text:style-name="T29">21</text:span><text:span text:style-name="T3">}</text:span><text:span text:style-name="T1"> |</text:span></text:p>
      <text:p text:style-name="P15"><text:span text:style-name="T3"><text:s text:c="3"/></text:span><text:span text:style-name="T4">id</text:span><text:span text:style-name="T1"> </text:span><text:span text:style-name="T3">{A</text:span><text:span text:style-name="T29">49</text:span><text:span text:style-name="T3">}</text:span><text:span text:style-name="T1"> </text:span><text:span text:style-name="T3">:=</text:span><text:span text:style-name="T1"> &lt;</text:span><text:span text:style-name="T2">expressao</text:span><text:span text:style-name="T1">&gt; </text:span><text:span text:style-name="T3">{A</text:span><text:span text:style-name="T29">22</text:span><text:span text:style-name="T3">} </text:span><text:span text:style-name="T1">|</text:span></text:p>
      <text:p text:style-name="P16"><text:span text:style-name="T6"><text:s text:c="3"/></text:span><text:span text:style-name="T30">&lt;</text:span><text:span text:style-name="T31">chamada_procedimento</text:span><text:span text:style-name="T30">&gt;</text:span></text:p>
      <text:p text:style-name="P17"><text:span text:style-name="T1">&lt;</text:span><text:span text:style-name="T32">pfalsa</text:span><text:span text:style-name="T1">&gt; ::</text:span><text:span text:style-name="T33">=</text:span><text:span text:style-name="T1"> {A25} </text:span><text:span text:style-name="T34">else</text:span><text:span text:style-name="T1"> </text:span><text:span text:style-name="T34">begin</text:span><text:span text:style-name="T1"> &lt;sentenca</text:span><text:span text:style-name="T33">s&gt;</text:span><text:span text:style-name="T1"> </text:span><text:span text:style-name="T34">end</text:span><text:span text:style-name="T6"> </text:span><text:span text:style-name="T35">| </text:span><text:span text:style-name="T36">ε</text:span></text:p>
      <text:p text:style-name="P18">----------------------------------------------------------------------</text:p>
      <text:p text:style-name="P19"><text:span text:style-name="T1">&lt;</text:span><text:span text:style-name="T2">chamada_procedimento</text:span><text:span text:style-name="T1">&gt; ::= </text:span><text:span text:style-name="T37">id</text:span><text:span text:style-name="T1"> </text:span><text:span text:style-name="T38">{A50}</text:span><text:span text:style-name="T1"> &lt;</text:span><text:span text:style-name="T2">argumentos</text:span><text:span text:style-name="T1">&gt; </text:span><text:span text:style-name="T38">{A23}</text:span></text:p>
      <text:p text:style-name="P19"><text:span text:style-name="T1">&lt;</text:span><text:span text:style-name="T2">argumentos</text:span><text:span text:style-name="T1">&gt; ::= </text:span><text:span text:style-name="T3">(</text:span><text:span text:style-name="T1"> &lt;</text:span><text:span text:style-name="T2">lista_arg</text:span><text:span text:style-name="T1">&gt; </text:span><text:span text:style-name="T3">)</text:span><text:span text:style-name="T1"> | </text:span><text:span text:style-name="T12">ε</text:span></text:p>
      <text:h text:style-name="P8" text:outline-level="1"><text:span text:style-name="T1">&lt;</text:span><text:span text:style-name="T2">lista_arg</text:span><text:span text:style-name="T1">&gt; ::= &lt;</text:span><text:span text:style-name="T2">expressao</text:span><text:span text:style-name="T1">&gt; &lt;</text:span><text:span text:style-name="T2">cont_lista_arg</text:span><text:span text:style-name="T1">&gt;</text:span></text:h>
      <text:h text:style-name="P8" text:outline-level="1"><text:soft-page-break/><text:span text:style-name="T1">&lt;</text:span><text:span text:style-name="T2">cont_lista_arg</text:span><text:span text:style-name="T1">&gt; ::= </text:span><text:span text:style-name="T3">,</text:span><text:span text:style-name="T1"> &lt;</text:span><text:span text:style-name="T2">lista_arg</text:span><text:span text:style-name="T1">&gt; | </text:span><text:span text:style-name="T12">ε</text:span></text:h>
      <text:p text:style-name="P4">----------------------------------------------------------------------</text:p>
      <text:p text:style-name="P20">&lt;<text:span text:style-name="T39">expressao_logica</text:span>&gt; ::<text:span text:style-name="T40">=</text:span> &lt;<text:span text:style-name="T39">termo_logico</text:span>&gt; &lt;<text:span text:style-name="T41">mais_</text:span><text:span text:style-name="T39">expr_logica</text:span>&gt;</text:p>
      <text:p text:style-name="P20">&lt;<text:span text:style-name="T41">mais_</text:span><text:span text:style-name="T39">expr_logica</text:span>&gt; ::<text:span text:style-name="T40">=</text:span> <text:span text:style-name="T42">or</text:span> &lt;<text:span text:style-name="T39">termo_logico</text:span>&gt; <text:span text:style-name="T26">{A26} </text:span>&lt;<text:span text:style-name="T41">mais_</text:span><text:span text:style-name="T39">expr_logica</text:span>&gt; <text:s/>| ε</text:p>
      <text:p text:style-name="P20">&lt;<text:span text:style-name="T39">termo_logico</text:span>&gt; ::<text:span text:style-name="T43">=</text:span> &lt;<text:span text:style-name="T39">fator_logico</text:span>&gt; &lt;<text:span text:style-name="T44">mais_</text:span><text:span text:style-name="T39">termo_logico</text:span>&gt;</text:p>
      <text:p text:style-name="P21">&lt;<text:span text:style-name="T44">mais_</text:span><text:span text:style-name="T39">termo_logico</text:span>&gt; ::<text:span text:style-name="T43">=</text:span> <text:span text:style-name="T45">and</text:span> &lt;<text:span text:style-name="T39">fator_logico</text:span>&gt; <text:span text:style-name="T26">{A27} </text:span>&lt;<text:span text:style-name="T44">mais_</text:span><text:span text:style-name="T39">termo_logico</text:span>&gt; <text:s/>| ε</text:p>
      <text:p text:style-name="P21"><text:span text:style-name="T46">&lt;</text:span><text:span text:style-name="T47">fator_logico</text:span><text:span text:style-name="T46">&gt; ::</text:span><text:span text:style-name="T48">=</text:span><text:span text:style-name="T46"> &lt;</text:span><text:span text:style-name="T47">relacional</text:span><text:span text:style-name="T46">&gt; |</text:span></text:p>
      <text:p text:style-name="P21"><text:span text:style-name="T49"><text:s text:c="19"/></text:span><text:span text:style-name="T50">(</text:span><text:span text:style-name="T46"> &lt;</text:span><text:span text:style-name="T47">expressao_logica</text:span><text:span text:style-name="T46">&gt; </text:span><text:span text:style-name="T50">) </text:span><text:span text:style-name="T46">|</text:span></text:p>
      <text:p text:style-name="P21"><text:span text:style-name="T46"><text:s text:c="19"/></text:span><text:span text:style-name="T50">not</text:span><text:span text:style-name="T46"> &lt;</text:span><text:span text:style-name="T47">fator_logico</text:span><text:span text:style-name="T46">&gt; </text:span><text:span text:style-name="T49">{A28} </text:span><text:span text:style-name="T46">|</text:span></text:p>
      <text:p text:style-name="P21"><text:span text:style-name="T46"><text:s text:c="19"/></text:span><text:span text:style-name="T50">true</text:span><text:span text:style-name="T49"> {A29} </text:span><text:span text:style-name="T46">|</text:span></text:p>
      <text:p text:style-name="P21"><text:span text:style-name="T46"><text:s text:c="19"/></text:span><text:span text:style-name="T50">false</text:span><text:span text:style-name="T49"> {A30}</text:span></text:p>
      <text:p text:style-name="P22"><text:span text:style-name="T1">&lt;</text:span><text:span text:style-name="T32">relacional</text:span><text:span text:style-name="T1">&gt; ::</text:span><text:span text:style-name="T51">= &lt;</text:span><text:span text:style-name="T39">expressao</text:span>&gt; <text:span text:style-name="T52">=</text:span> <text:s/>&lt;<text:span text:style-name="T39">expressao</text:span>&gt; {A31} <text:span text:style-name="T53">|</text:span></text:p>
      <text:p text:style-name="P22"><text:s text:c="17"/>&lt;<text:span text:style-name="T39">expressao</text:span>&gt; <text:span text:style-name="T26">&gt;</text:span> <text:s/>&lt;<text:span text:style-name="T39">expressao</text:span>&gt; {A32} <text:span text:style-name="T53">|</text:span></text:p>
      <text:p text:style-name="P23"><text:s text:c="17"/>&lt;<text:span text:style-name="T39">expressao</text:span>&gt; <text:span text:style-name="T26">&gt;=</text:span> &lt;<text:span text:style-name="T39">expressao</text:span>&gt; {A33} |</text:p>
      <text:p text:style-name="P23"><text:s text:c="17"/>&lt;<text:span text:style-name="T39">expressao</text:span>&gt; <text:span text:style-name="T26">&lt; <text:s/></text:span>&lt;<text:span text:style-name="T39">expressao</text:span>&gt; {A34} <text:span text:style-name="T53">|</text:span></text:p>
      <text:p text:style-name="P23"><text:s text:c="17"/>&lt;<text:span text:style-name="T39">expressao</text:span>&gt; <text:span text:style-name="T26">&lt;= </text:span><text:span text:style-name="T54">&lt;</text:span><text:span text:style-name="T39">expressao</text:span>&gt; {A35} <text:span text:style-name="T53">|</text:span></text:p>
      <text:p text:style-name="P23"><text:s text:c="17"/>&lt;<text:span text:style-name="T39">expressao</text:span>&gt; <text:span text:style-name="T26">&lt;&gt; </text:span><text:span text:style-name="T54">&lt;</text:span><text:span text:style-name="T39">expressao</text:span>&gt; {A36}</text:p>
      <text:p text:style-name="P22">&lt;<text:span text:style-name="T39">expressao</text:span>&gt; ::<text:span text:style-name="T53">= &lt;</text:span><text:span text:style-name="T39">termo</text:span>&gt; &lt;<text:span text:style-name="T55">mais_</text:span><text:span text:style-name="T39">expressao</text:span>&gt;</text:p>
      <text:p text:style-name="P23">&lt;<text:span text:style-name="T55">mais_</text:span><text:span text:style-name="T39">expressao</text:span>&gt; ::<text:span text:style-name="T53">= </text:span><text:span text:style-name="T26">+</text:span> &lt;<text:span text:style-name="T39">termo</text:span>&gt; {A37} &lt;<text:span text:style-name="T55">mais_</text:span><text:span text:style-name="T39">expressao</text:span>&gt; <text:s/><text:span text:style-name="T53">|</text:span></text:p>
      <text:p text:style-name="P23"><text:s text:c="21"/><text:span text:style-name="T26">-</text:span> &lt;<text:span text:style-name="T39">termo</text:span>&gt; {A38} &lt;<text:span text:style-name="T55">mais_</text:span><text:span text:style-name="T39">expressao</text:span>&gt; <text:s/>| ε</text:p>
      <text:p text:style-name="P22">&lt;<text:span text:style-name="T39">termo</text:span>&gt; ::<text:span text:style-name="T53">= &lt;</text:span><text:span text:style-name="T39">fator</text:span>&gt; &lt;<text:span text:style-name="T55">mais_</text:span><text:span text:style-name="T39">termo</text:span>&gt;</text:p>
      <text:p text:style-name="P23">&lt;<text:span text:style-name="T55">mais_</text:span><text:span text:style-name="T39">termo</text:span>&gt; ::<text:span text:style-name="T53">= </text:span><text:span text:style-name="T26">* </text:span>&lt;<text:span text:style-name="T39">fator</text:span>&gt; {A39} &lt;<text:span text:style-name="T55">mais_</text:span><text:span text:style-name="T39">termo</text:span>&gt; <text:s/><text:span text:style-name="T53">|</text:span></text:p>
      <text:p text:style-name="P23"><text:s text:c="17"/><text:span text:style-name="T26">/</text:span> &lt;<text:span text:style-name="T39">fator</text:span>&gt; {A40} &lt;<text:span text:style-name="T55">mais_</text:span><text:span text:style-name="T39">termo</text:span>&gt; <text:s/>| ε</text:p>
      <text:p text:style-name="P4">----------------------------------------------------------------------</text:p>
      <text:p text:style-name="P24"><text:span text:style-name="T1">&lt;</text:span><text:span text:style-name="T2">fator</text:span><text:span text:style-name="T1">&gt; ::= </text:span><text:span text:style-name="T4">id</text:span><text:span text:style-name="T1"> </text:span><text:span text:style-name="T3">{A</text:span><text:span text:style-name="T56">55</text:span><text:span text:style-name="T3">}</text:span><text:span text:style-name="T1"> | </text:span><text:span text:style-name="T4">intnum</text:span><text:span text:style-name="T1"> </text:span><text:span text:style-name="T3">{A</text:span><text:span text:style-name="T56">41</text:span><text:span text:style-name="T3">}</text:span><text:span text:style-name="T1"> | </text:span><text:span text:style-name="T3">( </text:span><text:span text:style-name="T1">&lt;</text:span><text:span text:style-name="T2">expressao</text:span><text:span text:style-name="T1">&gt; </text:span><text:span text:style-name="T3">) </text:span><text:span text:style-name="T1">| </text:span><text:span text:style-name="T57">id</text:span><text:span text:style-name="T7"> </text:span><text:span text:style-name="T58">{A60}</text:span><text:span text:style-name="T59"> </text:span><text:span text:style-name="T7">&lt;</text:span><text:span text:style-name="T8">argumentos</text:span><text:span text:style-name="T7">&gt; </text:span><text:span text:style-name="T58">{A42}</text:span></text:p>
      <text:p text:style-name="P4">----------------------------------------------------------------------</text:p>
      <text:h text:style-name="P25" text:outline-level="1">Ações Semânticas <text:span text:style-name="T60">para o Assembl</text:span><text:span text:style-name="T61">y</text:span><text:span text:style-name="T60"> </text:span><text:span text:style-name="T61">do </text:span><text:span text:style-name="T60">Intel 80x86</text:span></text:h>
      <text:p text:style-name="P26"/>
      <text:p text:style-name="P27">Código Necessário</text:p>
      <text:p text:style-name="P26">Na classe do sintático:</text:p>
      <text:p text:style-name="P28"/>
      <text:p text:style-name="P29">private TabelaSimbolos tabela = new TabelaSimbolos();</text:p>
      <text:p text:style-name="P30">private String rotulo = "";</text:p>
      <text:p text:style-name="P31">private int contRotulo = 1;</text:p>
      <text:p text:style-name="P31">private int offsetVariavel = 0;</text:p>
      <text:p text:style-name="P31">private String nomeArquivoSaida;</text:p>
      <text:p text:style-name="P31">private String caminhoArquivoSaida;</text:p>
      <text:p text:style-name="P31">private BufferedWriter bw;</text:p>
      <text:p text:style-name="P31">private FileWriter fw;</text:p>
      <text:p text:style-name="P31">private static final int TAMANHO_INTEIRO = 4;</text:p>
      <text:p text:style-name="P31">private List&lt;String&gt; variaveis = new ArrayList&lt;&gt;();</text:p>
      <text:p text:style-name="P31">private List&lt;String&gt; sectionData = new ArrayList&lt;&gt;();</text:p>
      <text:p text:style-name="P31">private Registro registro;</text:p>
      <text:p text:style-name="P31">private String rotuloElse;</text:p>
      <text:p text:style-name="P32"/>
      <text:p text:style-name="P30">public Sintatico(String nomeArquivo) {</text:p>
      <text:p text:style-name="P31"><text:tab/>this.nomeArquivo = nomeArquivo;</text:p>
      <text:p text:style-name="P31"><text:tab/>lexico = new Lexico(nomeArquivo);</text:p>
      <text:p text:style-name="P33"/>
      <text:p text:style-name="P31"><text:tab/><text:span text:style-name="T26">nomeArquivoSaida = "queronemver.asm";</text:span></text:p>
      <text:p text:style-name="P34"><text:tab/>caminhoArquivoSaida = Paths.get(nomeArquivoSaida).toAbsolutePath().toString();</text:p>
      <text:p text:style-name="P34"><text:tab/>bw = null;</text:p>
      <text:p text:style-name="P34"><text:tab/>fw = null;</text:p>
      <text:p text:style-name="P34"><text:tab/>try {</text:p>
      <text:p text:style-name="P34"><text:tab/><text:tab/>fw = new FileWriter(caminhoArquivoSaida, Charset.forName("UTF-8"));</text:p>
      <text:p text:style-name="P34"><text:tab/><text:tab/>bw = new BufferedWriter(fw);</text:p>
      <text:p text:style-name="P34"><text:tab/>} catch (Exception e) {</text:p>
      <text:p text:style-name="P34"><text:tab/><text:tab/>System.err.println("Erro ao criar arquivo de saída");</text:p>
      <text:p text:style-name="P34"><text:tab/>}</text:p>
      <text:p text:style-name="P31">}</text:p>
      <text:p text:style-name="P35"/>
      <text:p text:style-name="P35"><text:s text:c="4"/>private void escreverCodigo(String instrucoes) {</text:p>
      <text:p text:style-name="P35"><text:s text:c="8"/>try {</text:p>
      <text:p text:style-name="P35"><text:s text:c="12"/>if (rotulo.isEmpty()) {</text:p>
      <text:p text:style-name="P35"><text:s text:c="16"/>bw.write(instrucoes + "\n");</text:p>
      <text:p text:style-name="P35"><text:s text:c="12"/>} else {</text:p>
      <text:p text:style-name="P35"><text:s text:c="16"/>bw.write(rotulo + ": " + instrucoes + "\n");</text:p>
      <text:p text:style-name="P35"><text:s text:c="16"/>rotulo = "";</text:p>
      <text:p text:style-name="P35"><text:s text:c="12"/>}</text:p>
      <text:p text:style-name="P35"><text:s text:c="8"/>} catch (IOException e) {</text:p>
      <text:p text:style-name="P35"><text:s text:c="12"/>System.err.println("Erro escrevendo no arquivo de saída");</text:p>
      <text:p text:style-name="P35"><text:s text:c="8"/>}</text:p>
      <text:p text:style-name="P35"><text:s text:c="4"/>}</text:p>
      <text:p text:style-name="P35"/>
      <text:p text:style-name="P35"><text:s text:c="4"/>private String criarRotulo(String texto) {</text:p>
      <text:p text:style-name="P35"><text:s text:c="8"/>String retorno = "rotulo" + texto + contRotulo;</text:p>
      <text:p text:style-name="P35"><text:s text:c="8"/>contRotulo++;</text:p>
      <text:p text:style-name="P35"><text:s text:c="8"/>return retorno;</text:p>
      <text:p text:style-name="P35"><text:s text:c="4"/>}</text:p>
      <text:p text:style-name="P36"><text:soft-page-break/></text:p>
      <text:p text:style-name="P3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7">Ação</text:p>
          </table:table-cell>
          <table:table-cell table:style-name="Table2.B1" office:value-type="string">
            <text:p text:style-name="P38">Descrição do que deverá ser realizado</text:p>
          </table:table-cell>
        </table:table-row>
        <table:table-row table:style-name="Table2.1">
          <table:table-cell table:style-name="Table2.A2" office:value-type="string">
            <text:p text:style-name="P39">{A1}</text:p>
          </table:table-cell>
          <table:table-cell table:style-name="Table2.B2" office:value-type="string">
            <text:p text:style-name="P40">Criar uma tabela de símbolos.</text:p>
            <text:p text:style-name="P40">Fazer o campo <text:span text:style-name="T39">tabelaPai</text:span> ser <text:span text:style-name="T39">null</text:span>.</text:p>
            <text:p text:style-name="P40">Inserir o <text:span text:style-name="T39">ID</text:span> na tabela de símbolos.</text:p>
            <text:p text:style-name="P40">Inicializar <text:span text:style-name="T39">nivel</text:span> com zero.</text:p>
            <text:p text:style-name="P40">Incializar o campo <text:span text:style-name="T39">nivel</text:span> com zero.</text:p>
            <text:p text:style-name="P40">Incializar o campo <text:span text:style-name="T39">categoria</text:span> com a informação que se trata do programa principal.</text:p>
            <text:p text:style-name="P40">Incializar o campo <text:span text:style-name="T39">rotulo</text:span> com "<text:span text:style-name="T39">main"</text:span>.</text:p>
            <text:p text:style-name="P40">Declarar a variável <text:span text:style-name="T39">offsetVariavel</text:span> e iniciá-la com zero.</text:p>
            <text:p text:style-name="P40">Gerar o cabeçalho do programa, contendo a seção de instruções (<text:span text:style-name="T39">global, section .text</text:span>, etc.).</text:p>
            <text:p text:style-name="P40"/>
            <text:p text:style-name="P41"><text:s text:c="8"/>Registro registro = tabela.add(token.getValor().getValorTexto());</text:p>
            <text:p text:style-name="P42"><text:s text:c="8"/>offsetVariavel = 0;</text:p>
            <text:p text:style-name="P42"><text:s text:c="8"/>registro.setCategoria(Categoria.PROGRAMAPRINCIPAL);</text:p>
            <text:p text:style-name="P42"><text:s text:c="8"/>escreverCodigo("global main");</text:p>
            <text:p text:style-name="P42"><text:s text:c="8"/>escreverCodigo("extern printf");</text:p>
            <text:p text:style-name="P42"><text:s text:c="8"/>escreverCodigo("extern scanf\n");</text:p>
            <text:p text:style-name="P42"><text:s text:c="8"/>escreverCodigo("section .text");</text:p>
            <text:p text:style-name="P42"><text:s text:c="8"/>rotulo = "main";</text:p>
            <text:p text:style-name="P42"><text:s text:c="8"/>escreverCodigo("\t; Entrada do programa");</text:p>
            <text:p text:style-name="P42"><text:s text:c="8"/>escreverCodigo("\tpush ebp");</text:p>
            <text:p text:style-name="P42"><text:s text:c="8"/>escreverCodigo("\tmov ebp, esp");</text:p>
          </table:table-cell>
        </table:table-row>
        <table:table-row table:style-name="Table2.1">
          <table:table-cell table:style-name="Table2.A1" office:value-type="string">
            <text:p text:style-name="P39">{A2}</text:p>
          </table:table-cell>
          <table:table-cell table:style-name="Table2.B1" office:value-type="string">
            <text:p text:style-name="P43">Atualizar o campo <text:span text:style-name="T39">tipo</text:span>, da tabela de símbolos, de cada uma das variáveis descobertas pela ação semântica {03} (como estamos trabalhando apenas com o tipo inteiro, esta ação pode ser desprezada).</text:p>
            <text:p text:style-name="P44">Atualizar o registrador esp com essa quantidade de inteiros</text:p>
            <text:p text:style-name="P44"/>
            <text:p text:style-name="P42">int tamanho = 0;</text:p>
            <text:p text:style-name="P42">for (String var : variaveis) {</text:p>
            <text:p text:style-name="P42"><text:s text:c="4"/>tabela.get(var).setTipo(Tipo.INTEGER);</text:p>
            <text:p text:style-name="P42"><text:s text:c="4"/>tamanho += TAMANHO_INTEIRO;</text:p>
            <text:p text:style-name="P42">}</text:p>
            <text:p text:style-name="P42">escreverCodigo("\tsub esp, " + tamanho);</text:p>
            <text:p text:style-name="P42">variaveis.clear();</text:p>
          </table:table-cell>
        </table:table-row>
        <table:table-row table:style-name="Table2.1">
          <table:table-cell table:style-name="Table2.A1" office:value-type="string">
            <text:p text:style-name="P39">{A3}</text:p>
          </table:table-cell>
          <table:table-cell table:style-name="Table2.B1" office:value-type="string">
            <text:p text:style-name="P43">Verificar se o identificador está na tabela de símbolos. Caso esteja, emitir uma mensagem apropriada dizendo que o mesmo já foi declarado anteriormente.</text:p>
            <text:p text:style-name="P43">Caso contrário, executar as seguir operações:</text:p>
            <text:p text:style-name="P43">▪ Inserir o identificador na tabela de símbolos.</text:p>
            <text:p text:style-name="P43">▪ Atualizar o campo <text:span text:style-name="T39">categoria</text:span>, com a informação de que o identificador é uma variável.</text:p>
            <text:p text:style-name="P43">▪ Incrementar <text:span text:style-name="T39">offsetVariavel</text:span> com o tamanho do tipo (como neste caso só temos inteiros, então ele deverá ser incrementado de <text:span text:style-name="T39">SIZEOF_INT</text:span>).</text:p>
            <text:p text:style-name="P43">▪ Atualizar os campos <text:span text:style-name="T39">nivel</text:span> e o <text:span text:style-name="T39">offset</text:span> com os valores das variáveis <text:span text:style-name="T39">nivel</text:span> e <text:span text:style-name="T39">offsetVariavel</text:span>. O valor de <text:span text:style-name="T39">offset</text:span> deverá ser negativo, já que a pilha cresce de cima para baixo (do maior endereço para o menor) e as variáveis estão abaixo do endereço apontado pelo registrador EBP.</text:p>
            <text:p text:style-name="P43"/>
            <text:p text:style-name="P45"><text:s text:c="12"/>String variavel = token.getValor().getValorTexto();</text:p>
            <text:p text:style-name="P45"><text:s text:c="12"/>if (tabela.isPresent(variavel)) {</text:p>
            <text:p text:style-name="P45"><text:soft-page-break/><text:s text:c="16"/>System.err.println("Variável " + variavel + " já foi declarada anteriormente");</text:p>
            <text:p text:style-name="P45"><text:s text:c="16"/>System.exit(-1);</text:p>
            <text:p text:style-name="P45"><text:s text:c="12"/>} else {</text:p>
            <text:p text:style-name="P45"><text:s text:c="16"/>tabela.add(variavel);</text:p>
            <text:p text:style-name="P45"><text:s text:c="16"/>tabela.get(variavel).setCategoria(Categoria.VARIAVEL);</text:p>
            <text:p text:style-name="P45"><text:s text:c="16"/>tabela.get(variavel).setOffset(offsetVariavel);</text:p>
            <text:p text:style-name="P45"><text:s text:c="16"/>offsetVariavel += TAMANHO_INTEIRO;</text:p>
            <text:p text:style-name="P45"><text:s text:c="16"/>variaveis.add(variavel);</text:p>
            <text:p text:style-name="P45"><text:s text:c="12"/>}</text:p>
          </table:table-cell>
        </table:table-row>
        <table:table-row table:style-name="Table2.1">
          <table:table-cell table:style-name="Table2.A1" office:value-type="string">
            <text:p text:style-name="P39">{A4}</text:p>
          </table:table-cell>
          <table:table-cell table:style-name="Table2.B1" office:value-type="string">
            <text:p text:style-name="P40">Verificar se o identificador está na tabela de símbolos corrente ou em outras tabelas ligada pelo campo <text:span text:style-name="T39">tabelaPai</text:span> (esta operação é recursiva e deve vasculhar todas as tabelas de símbolos, desde o procedimento corrente até a do programa principal, ou seja, até <text:span text:style-name="T39">tabelaPai</text:span> ser <text:span text:style-name="T39">null</text:span>). Caso esteja, emitir uma mensagem apropriada dizendo que o mesmo já foi declarado anteriormente.</text:p>
            <text:p text:style-name="P40">Caso contrário, executar as seguir operações:</text:p>
            <text:p text:style-name="P40">▪ Incremetar a variável <text:span text:style-name="T39">nivel</text:span> em uma unidade.</text:p>
            <text:p text:style-name="P40">▪ Inserir o identificador <text:span text:style-name="T39">id</text:span> na tabela de símbolos.</text:p>
            <text:p text:style-name="P40">▪ Atualizar o campo <text:span text:style-name="T39">categoria</text:span>, com a informação de que o identificador é um procedimento.</text:p>
            <text:p text:style-name="P40">▪ Atualizar o campo <text:span text:style-name="T39">nivel</text:span> com o valor da variável <text:span text:style-name="T39">nivel</text:span>.</text:p>
            <text:p text:style-name="P40">▪ Criar uma nova tabela de símbolos e fazer seu campo <text:span text:style-name="T39">tabelaPai</text:span> apontar para a tabela de símbolos anterior.</text:p>
            <text:p text:style-name="P40">▪ Criar uma nova variável <text:span text:style-name="T39">offsetVariavel</text:span> com o valor inicial igual a zero.</text:p>
            <text:p text:style-name="P40">Ambas, a tabela de símbolos criada e as novas variáveis, serão utilizadas</text:p>
            <text:p text:style-name="P40">apenas na derivação do procedimento.</text:p>
            <text:p text:style-name="P40">▪ Criar um rótulo para a entrada do procedimento e salvá-lo na tabela de símblos, no campo <text:span text:style-name="T39">rotulo</text:span>. Este rótulo pode ser o próprio nome do procedimento.</text:p>
          </table:table-cell>
        </table:table-row>
        <table:table-row table:style-name="Table2.1">
          <table:table-cell table:style-name="Table2.A1" office:value-type="string">
            <text:p text:style-name="P39">{A5}</text:p>
          </table:table-cell>
          <table:table-cell table:style-name="Table2.B1" office:value-type="string">
            <text:p text:style-name="P43">Verificar se o identificador está na tabela de símbolos corrente ou em outras tabelas ligadas pelo campo <text:span text:style-name="T39">tabelaPai</text:span> (esta operação é recursiva e deve vasculhar todas as tabelas de símbolos, desde a função corrente até a do programa principal, ou seja, até <text:span text:style-name="T39">tabelaPai</text:span> ser <text:span text:style-name="T39">null</text:span>). Caso esteja, emitir uma mensagem apropriada dizendo que o mesmo já foi declarado anteriormente.</text:p>
            <text:p text:style-name="P43">Caso contrário, executar as seguir operações:</text:p>
            <text:p text:style-name="P43">▪ Incremetar a variável <text:span text:style-name="T39">nivel</text:span> em uma unidade.</text:p>
            <text:p text:style-name="P43">▪ Inserir o identificador <text:span text:style-name="T39">id</text:span> na tabela de símbolos.</text:p>
            <text:p text:style-name="P43">▪ Atualizar o campo <text:span text:style-name="T39">categoria</text:span>, com a informação de que o identificador é uma função.</text:p>
            <text:p text:style-name="P43">▪ Atualizar o campo <text:span text:style-name="T39">nivel</text:span> com o valor da variável <text:span text:style-name="T39">nivel</text:span>.</text:p>
            <text:p text:style-name="P43">▪ Criar uma nova tabela de símbolos e fazer seu campo <text:span text:style-name="T39">tabelaPai</text:span> apontar para a tabela de símbolos anterior.</text:p>
            <text:p text:style-name="P43">▪ Inserir o identificador da função, com todas as suas informações, na nova tabela, para que ela possa ser localizada pela atr<text:span text:style-name="T62">i</text:span>buição em <text:span text:style-name="T39">&lt;comando&gt;</text:span>.</text:p>
            <text:p text:style-name="P43">▪ Criar uma nova variável <text:span text:style-name="T39">offsetVariavel</text:span> com o valor inicial igual a zero.</text:p>
            <text:p text:style-name="P43">Ambas, a tabela de símbolos criada e as novas variáveis, serão utilizadas apenas na derivação do procedimento.</text:p>
            <text:p text:style-name="P43">▪ Criar um rótulo para a entrada da função e salvá-lo na tabela de símblos, no campo <text:span text:style-name="T39">rotulo</text:span>. Este rótulo pode ser o próprio nome do procedimento.</text:p>
          </table:table-cell>
        </table:table-row>
        <table:table-row table:style-name="Table2.1">
          <table:table-cell table:style-name="Table2.A1" office:value-type="string">
            <text:p text:style-name="P39">{A6}</text:p>
          </table:table-cell>
          <table:table-cell table:style-name="Table2.B1" office:value-type="string">
            <text:p text:style-name="P43">Atualizar o identificador de cada um dos parâmetros formais identificados com o tipo respectivo (neste caso, como estamos trabalhando apenas com o tipo inteiro, esta ação pode ser desprezada).</text:p>
          </table:table-cell>
        </table:table-row>
        <text:soft-page-break/>
        <table:table-row table:style-name="Table2.1">
          <table:table-cell table:style-name="Table2.A1" office:value-type="string">
            <text:p text:style-name="P39">{A7}</text:p>
          </table:table-cell>
          <table:table-cell table:style-name="Table2.B1" office:value-type="string">
            <text:p text:style-name="P43">Verificar se o identificador está na tabela de símbolos. Caso esteja, emitir uma mensagem apropriada dizendo que o mesmo já foi declarado anteriormente.</text:p>
            <text:p text:style-name="P43">Caso contrário, executar as seguir operações:</text:p>
            <text:p text:style-name="P43">▪ Inserir o identificador na tabela de símbolos.</text:p>
            <text:p text:style-name="P43">▪ Atualizar o campo <text:span text:style-name="T39">categoria</text:span>, com a informação de que o identificador é um parâmetro.</text:p>
            <text:p text:style-name="P43">▪ Atualizar o campo <text:span text:style-name="T39">nivel</text:span> com o valor da variável <text:span text:style-name="T39">nivel</text:span>.</text:p>
          </table:table-cell>
        </table:table-row>
        <table:table-row table:style-name="Table2.9">
          <table:table-cell table:style-name="Table2.A9" office:value-type="string">
            <text:p text:style-name="P39">{A8}</text:p>
          </table:table-cell>
          <table:table-cell table:style-name="Table2.B1" office:value-type="string">
            <text:p text:style-name="P43">Verificar se o identificador está na tabela de símbolos corrente ou em outras tabelas ligada pelo campo <text:span text:style-name="T39">tabelaPai</text:span> (esta operação é recursiva e deve vasculhar todas as tabelas de símbolos, desde de o procedimento corrente até a do programa principal, ou seja, até <text:span text:style-name="T39">tabelaPai</text:span> ser <text:span text:style-name="T39">null</text:span>). Caso não esteja, emitir uma mensagem apropriada dizendo que o mesmo ainda não foi declarado.</text:p>
            <text:p text:style-name="P43">Caso contrário, executar as seguir operações:</text:p>
            <text:p text:style-name="P43">▪ Verificar se a sua categoria é variável ou parâmetro. Se não for, emitir um erro apropriado, indicando que o identificador não é uma variável.</text:p>
            <text:p text:style-name="P43">▪ Caso contrário, gerar instrução de leitura de um inteiro do teclado, armazenando o resultado digitado no endereço de memória de <text:span text:style-name="T39">id</text:span>. Lembre-se, o endereço de memória é calculado em função da base da pilha (<text:span text:style-name="T39">EBP</text:span>) e do deslocamento contido em <text:span text:style-name="T39">display</text:span>.</text:p>
            <text:p text:style-name="P43">▪ O exemplo a seguir ilustra a tradução de <text:span text:style-name="T39">read(x)</text:span>, considerando que x tenha offset –4 e se econtra no nível corrente:</text:p>
            <text:p text:style-name="P45"/>
            <text:p text:style-name="P46"><text:s text:c="12"/>String variavel = token.getValor().getValorTexto();</text:p>
            <text:p text:style-name="P45"><text:s text:c="12"/>if (!tabela.isPresent(variavel)) {</text:p>
            <text:p text:style-name="P45"><text:s text:c="16"/>System.err.println("Variável " + variavel + " não foi declarada");</text:p>
            <text:p text:style-name="P45"><text:s text:c="16"/>System.exit(-1);</text:p>
            <text:p text:style-name="P45"><text:s text:c="12"/>} else {</text:p>
            <text:p text:style-name="P45"><text:s text:c="16"/>Registro registro = tabela.get(variavel);</text:p>
            <text:p text:style-name="P45"><text:s text:c="16"/>if (registro.getCategoria() != Categoria.VARIAVEL) {</text:p>
            <text:p text:style-name="P45"><text:s text:c="20"/>System.err.println("Identificador " + variavel + " não é uma variável");</text:p>
            <text:p text:style-name="P45"><text:s text:c="20"/>System.exit(-1);</text:p>
            <text:p text:style-name="P45"><text:s text:c="16"/>} else {</text:p>
            <text:p text:style-name="P45"><text:s text:c="20"/>escreverCodigo("\tmov edx, ebp");</text:p>
            <text:p text:style-name="P45"><text:s text:c="20"/>escreverCodigo("\tlea eax, [edx - " + registro.getOffset() + "]");</text:p>
            <text:p text:style-name="P45"><text:s text:c="20"/>escreverCodigo("\tpush eax");</text:p>
            <text:p text:style-name="P45"><text:s text:c="20"/>escreverCodigo("\tpush @Integer");</text:p>
            <text:p text:style-name="P45"><text:s text:c="20"/>escreverCodigo("\tcall scanf");</text:p>
            <text:p text:style-name="P45"><text:s text:c="20"/>escreverCodigo("\tadd esp, 8");</text:p>
            <text:p text:style-name="P45"><text:s text:c="20"/>if (!sectionData.contains("@Integer: db '%d',0")) {</text:p>
            <text:p text:style-name="P45"><text:s text:c="24"/>sectionData.add("@Integer: db '%d',0");</text:p>
            <text:p text:style-name="P45"><text:s text:c="20"/>}</text:p>
            <text:p text:style-name="P45"><text:s text:c="16"/>}</text:p>
            <text:p text:style-name="P45"><text:s text:c="12"/>}</text:p>
          </table:table-cell>
        </table:table-row>
        <table:table-row table:style-name="Table2.1">
          <table:table-cell table:style-name="Table2.A2" office:value-type="string">
            <text:p text:style-name="P47">{A9}</text:p>
          </table:table-cell>
          <table:table-cell table:style-name="Table2.B2" office:value-type="string">
            <text:p text:style-name="P48">Verificar se o identificador está na tabela de símbolos corrente ou em outras tabelas ligada pelo campo <text:span text:style-name="T39">tabelaPai</text:span> (esta operação é recursiva e deve vasculhar todas as tabelas de símbolos, desde de o procedimento corrente até a do programa principal, ou seja, até <text:span text:style-name="T39">tabelaPai</text:span> ser <text:span text:style-name="T39">null</text:span>). Caso não esteja, emitir uma mensagem apropriada dizendo que o mesmo ainda não foi declarado.</text:p>
            <text:p text:style-name="P48">Caso contrário, executar as seguintes operações:</text:p>
            <text:p text:style-name="P48">▪ Verificar se a sua categoria é variável ou parâmetro. Se não for, emitir um erro apropriado, indicando que o identificador não é uma variável.</text:p>
            <text:p text:style-name="P48"><text:soft-page-break/>▪ Caso contrário, gerar a instrução para impressão do conteúdo armazenado no endereço de memória de <text:span text:style-name="T39">id</text:span>. Lembre-se, o endereço de memória é calculado em função da base da pilha (<text:span text:style-name="T39">EBP</text:span>) e do deslocamento contido em <text:span text:style-name="T39">display</text:span>.</text:p>
            <text:p text:style-name="P48"/>
            <text:p text:style-name="P46"><text:s text:c="12"/>String variavel = token.getValor().getValorTexto();</text:p>
            <text:p text:style-name="P49"><text:s text:c="12"/>if (!tabela.isPresent(variavel)) {</text:p>
            <text:p text:style-name="P49"><text:s text:c="16"/>System.err.println("Variável " + variavel + " não foi declarada");</text:p>
            <text:p text:style-name="P49"><text:s text:c="16"/>System.exit(-1);</text:p>
            <text:p text:style-name="P49"><text:s text:c="12"/>} else {</text:p>
            <text:p text:style-name="P49"><text:s text:c="16"/>Registro registro = tabela.get(variavel);</text:p>
            <text:p text:style-name="P49"><text:s text:c="16"/>if (registro.getCategoria() != Categoria.VARIAVEL) {</text:p>
            <text:p text:style-name="P49"><text:s text:c="20"/>System.err.println("Identificador " + variavel + " não é uma variável");</text:p>
            <text:p text:style-name="P49"><text:s text:c="20"/>System.exit(-1);</text:p>
            <text:p text:style-name="P49"><text:s text:c="16"/>} else {</text:p>
            <text:p text:style-name="P49"><text:s text:c="20"/>escreverCodigo("\tpush dword[ebp - " + registro.getOffset() + "]");</text:p>
            <text:p text:style-name="P49"><text:s text:c="20"/>escreverCodigo("\tpush @Integer");</text:p>
            <text:p text:style-name="P49"><text:s text:c="20"/>escreverCodigo("\tcall printf");</text:p>
            <text:p text:style-name="P49"><text:s text:c="20"/>escreverCodigo("\tadd esp, 8");</text:p>
            <text:p text:style-name="P49"><text:s text:c="20"/>if (!sectionData.contains("@Integer: db '%d',0")) {</text:p>
            <text:p text:style-name="P49"><text:s text:c="24"/>sectionData.add("@Integer: db '%d',0");</text:p>
            <text:p text:style-name="P49"><text:s text:c="20"/>}</text:p>
            <text:p text:style-name="P49"><text:s text:c="16"/>}</text:p>
            <text:p text:style-name="P49"><text:s text:c="12"/>}</text:p>
          </table:table-cell>
        </table:table-row>
        <table:table-row table:style-name="Table2.1">
          <table:table-cell table:style-name="Table2.A1" office:value-type="string">
            <text:p text:style-name="P47">{A10}</text:p>
          </table:table-cell>
          <table:table-cell table:style-name="Table2.B1" office:value-type="string">
            <text:p text:style-name="P50">NEM EXISTE</text:p>
          </table:table-cell>
        </table:table-row>
        <table:table-row table:style-name="Table2.1">
          <table:table-cell table:style-name="Table2.A1" office:value-type="string">
            <text:p text:style-name="P47">{A11}</text:p>
          </table:table-cell>
          <table:table-cell table:style-name="Table2.B1" office:value-type="string">
            <text:p text:style-name="P48">▪ Desempilhar o resultado da avaliação da <text:span text:style-name="T39">&lt;expressao&gt;</text:span> e armazená-lo no endereço de memória de <text:span text:style-name="T39">id</text:span>. (Lembre-se, o endereço de memória é calculado em função da base da pilha (<text:span text:style-name="T39">EBP</text:span>) e do deslocamento contido em <text:span text:style-name="T39">display</text:span>.)</text:p>
            <text:p text:style-name="P48">▪ Criar um novo rótulo para a entrada do laço (digamos que este rótulo seja denominado por <text:span text:style-name="T39">rotuloFor</text:span>)</text:p>
            <text:p text:style-name="P48">▪ Criar um novo rótulo para a saída do laço (digamos que este rótulo seja denominado por <text:span text:style-name="T39">rotuloFim</text:span>)</text:p>
            <text:p text:style-name="P48">▪ Gerar o rotulo <text:span text:style-name="T39">rotuloFor</text:span>.</text:p>
            <text:p text:style-name="P48"/>
            <text:p text:style-name="P49">escreverCodigo("\tpop dword[ebp - " + registro.getOffset() + "]");</text:p>
            <text:p text:style-name="P49">String rotuloEntrada = criarRotulo("FOR");</text:p>
            <text:p text:style-name="P49">String rotuloSaida = criarRotulo("FIMFOR");</text:p>
            <text:p text:style-name="P49">rotulo = rotuloEntrada;</text:p>
          </table:table-cell>
        </table:table-row>
        <table:table-row table:style-name="Table2.1">
          <table:table-cell table:style-name="Table2.A1" office:value-type="string">
            <text:p text:style-name="P47">{A12}</text:p>
          </table:table-cell>
          <table:table-cell table:style-name="Table2.B1" office:value-type="string">
            <text:p text:style-name="P48">Gerar um desvio para <text:span text:style-name="T39">rotuloFim</text:span> se o valor armazenado no endereço de memória de <text:span text:style-name="T39">id</text:span> é maior que o resultado da avaliação de <text:span text:style-name="T39">expressao</text:span> (lembre-se, o resultado de <text:span text:style-name="T39">expressao</text:span> está no topo da pilha). Não se esqueça, o endereço de memória de <text:span text:style-name="T39">id</text:span> é calculado em função da base da pilha (EBP) e do deslocamento contido em display.</text:p>
            <text:p text:style-name="P48"/>
            <text:p text:style-name="P51">escreverCodigo("\tpush ecx\n"</text:p>
            <text:p text:style-name="P51">+ "\tmov ecx, dword[ebp - " + registro.getOffset() + "]\n"</text:p>
            <text:p text:style-name="P51">+ "\tcmp ecx, dword[esp+4]\n" // +4 por causa do ecx</text:p>
            <text:p text:style-name="P51">+ "\tjg " + rotuloSaida + "\n"</text:p>
            <text:p text:style-name="P51">+ "\tpop ecx");</text:p>
          </table:table-cell>
        </table:table-row>
        <table:table-row table:style-name="Table2.1">
          <table:table-cell table:style-name="Table2.A1" office:value-type="string">
            <text:p text:style-name="P47">{A13}</text:p>
          </table:table-cell>
          <table:table-cell table:style-name="Table2.B1" office:value-type="string">
            <text:p text:style-name="P48">Gerar as instruções para incrementar <text:span text:style-name="T63">a</text:span> variável <text:span text:style-name="T39">id</text:span>.</text:p>
            <text:p text:style-name="P48">Gerar um desvio para <text:span text:style-name="T39">rotuloFor</text:span>.</text:p>
            <text:p text:style-name="P48">Gerar o rótulo <text:span text:style-name="T39">rotuloFim</text:span>.</text:p>
            <text:p text:style-name="P48"/>
            <text:p text:style-name="P51"><text:soft-page-break/>escreverCodigo("\tadd dword[ebp - " + registro.getOffset() + "], 1");</text:p>
            <text:p text:style-name="P51">escreverCodigo("\tjmp " + rotuloEntrada);</text:p>
            <text:p text:style-name="P51">rotulo = rotuloSaida;</text:p>
          </table:table-cell>
        </table:table-row>
        <table:table-row table:style-name="Table2.1">
          <table:table-cell table:style-name="Table2.A1" office:value-type="string">
            <text:p text:style-name="P47">{A14}</text:p>
          </table:table-cell>
          <table:table-cell table:style-name="Table2.B1" office:value-type="string">
            <text:p text:style-name="P48">Criar um rótulo para a entrada do laço (digamos que este rótulo seja denominado por <text:span text:style-name="T39">rotuloRepeat</text:span>)</text:p>
            <text:p text:style-name="P48">Ge<text:span text:style-name="T63">r</text:span>ar o rótulo <text:span text:style-name="T39">rotuloRepeat</text:span>.</text:p>
            <text:p text:style-name="P48"/>
            <text:p text:style-name="P51">String rotRepeat = criarRotulo("Repeat");</text:p>
            <text:p text:style-name="P51">rotulo = rotRepeat;</text:p>
          </table:table-cell>
        </table:table-row>
        <table:table-row table:style-name="Table2.1">
          <table:table-cell table:style-name="Table2.A1" office:value-type="string">
            <text:p text:style-name="P47">{A15}</text:p>
          </table:table-cell>
          <table:table-cell table:style-name="Table2.B1" office:value-type="string">
            <text:p text:style-name="P48">Gerar um desvio para <text:span text:style-name="T39">rotuloRepeat</text:span>, caso o resultado da avaliação de <text:span text:style-name="T39">expressao_logica</text:span> seja falso (novamente, o resultado de expressao está no topo da <text:span text:style-name="T63">pilha</text:span>).</text:p>
            <text:p text:style-name="P48"/>
            <text:p text:style-name="P51">escreverCodigo("\tcmp dword[esp], 0");</text:p>
            <text:p text:style-name="P51">escreverCodigo("\tje " + rotRepeat);</text:p>
          </table:table-cell>
        </table:table-row>
        <table:table-row table:style-name="Table2.1">
          <table:table-cell table:style-name="Table2.A1" office:value-type="string">
            <text:p text:style-name="P47">{A16}</text:p>
          </table:table-cell>
          <table:table-cell table:style-name="Table2.B1" office:value-type="string">
            <text:p text:style-name="P48">Criar um rótulo para a entrada do laço (digamos que este rótulo seja denominado por <text:span text:style-name="T39">rotuloWhile</text:span>).</text:p>
            <text:p text:style-name="P48">Criar um rótulo para a saída do laço (digamos que este rótulo seja denominado por <text:span text:style-name="T39">rotuloFim</text:span>).</text:p>
            <text:p text:style-name="P48">Gerar o rótulo <text:span text:style-name="T39">rotuloWhile</text:span>.</text:p>
            <text:p text:style-name="P48"/>
            <text:p text:style-name="P51">String rotuloWhile = criarRotulo("While");</text:p>
            <text:p text:style-name="P51">String rotuloFim = criarRotulo("FimWhile");</text:p>
            <text:p text:style-name="P51">rotulo = rotuloWhile;</text:p>
          </table:table-cell>
        </table:table-row>
        <table:table-row table:style-name="Table2.1">
          <table:table-cell table:style-name="Table2.A1" office:value-type="string">
            <text:p text:style-name="P47">{A17}</text:p>
          </table:table-cell>
          <table:table-cell table:style-name="Table2.B1" office:value-type="string">
            <text:p text:style-name="P48">Gerar um desvio para <text:span text:style-name="T39">rotuloFim</text:span>, caso o resultado da avaliação de <text:span text:style-name="T39">expressao_logica</text:span> seja falso (o resultado da avaliação de <text:span text:style-name="T39">expressao_logica</text:span> está no topo da pilha).</text:p>
            <text:p text:style-name="P48"/>
            <text:p text:style-name="P51">escreverCodigo("\tcmp dword[esp], 0");</text:p>
            <text:p text:style-name="P51">escreverCodigo("\tje " + rotuloFim);</text:p>
          </table:table-cell>
        </table:table-row>
        <table:table-row table:style-name="Table2.1">
          <table:table-cell table:style-name="Table2.A1" office:value-type="string">
            <text:p text:style-name="P47">{A18}</text:p>
          </table:table-cell>
          <table:table-cell table:style-name="Table2.B1" office:value-type="string">
            <text:p text:style-name="P48">Gerar um desvio para <text:span text:style-name="T39">rotuloWhile</text:span>.</text:p>
            <text:p text:style-name="P48">Gerar o rótulo <text:span text:style-name="T39">rotuloFim</text:span>.</text:p>
            <text:p text:style-name="P48"/>
            <text:p text:style-name="P51">escreverCodigo("\tjmp " + rotuloWhile);</text:p>
            <text:p text:style-name="P51">rotulo = rotuloFim;</text:p>
          </table:table-cell>
        </table:table-row>
        <table:table-row table:style-name="Table2.1">
          <table:table-cell table:style-name="Table2.A1" office:value-type="string">
            <text:p text:style-name="P47">{A19}</text:p>
          </table:table-cell>
          <table:table-cell table:style-name="Table2.B1" office:value-type="string">
            <text:p text:style-name="P48">Criar um rótulo para a entrada do else (digamos que este rótulo seja denominado por <text:span text:style-name="T39">rotuloElse</text:span>).</text:p>
            <text:p text:style-name="P48">Criar um rótulo para a saída da construção, após a execução das instruções contidas no <text:span text:style-name="T39">bloco</text:span> do <text:span text:style-name="T39">then</text:span> (digamos que este rótulo seja denominado por <text:span text:style-name="T39">rotuloFim</text:span>).</text:p>
            <text:p text:style-name="P48">Gerar um desvio para <text:span text:style-name="T39">rotuloElse</text:span>, caso o resultado da avaliação de <text:span text:style-name="T39">expressao_logica</text:span> seja falso (novamente, o resultado de <text:span text:style-name="T39">&lt;expressao_logica&gt;</text:span> está no topo da pilha).</text:p>
            <text:p text:style-name="P48"/>
            <text:p text:style-name="P51">rotuloElse = criarRotulo("Else");</text:p>
            <text:p text:style-name="P51">String rotuloFim = criarRotulo("FimIf");</text:p>
            <text:p text:style-name="P51">escreverCodigo("\tcmp dword[esp], 0\n");</text:p>
            <text:p text:style-name="P51">escreverCodigo("\tje " + rotuloElse);</text:p>
          </table:table-cell>
        </table:table-row>
        <table:table-row table:style-name="Table2.1">
          <table:table-cell table:style-name="Table2.A1" office:value-type="string">
            <text:p text:style-name="P47">{A20}</text:p>
          </table:table-cell>
          <table:table-cell table:style-name="Table2.B1" office:value-type="string">
            <text:p text:style-name="P48">Gerar o desvio para o <text:span text:style-name="T39">rotuloFim</text:span>.</text:p>
            <text:p text:style-name="P48"/>
            <text:p text:style-name="P51">escreverCodigo("\tjmp " + rotuloFim);</text:p>
          </table:table-cell>
        </table:table-row>
        <table:table-row table:style-name="Table2.1">
          <table:table-cell table:style-name="Table2.A1" office:value-type="string">
            <text:p text:style-name="P47">{A21}</text:p>
          </table:table-cell>
          <table:table-cell table:style-name="Table2.B1" office:value-type="string">
            <text:p text:style-name="P48">Gerar o rótulo <text:span text:style-name="T39">rotuloFim</text:span>.</text:p>
            <text:p text:style-name="P48"/>
            <text:p text:style-name="P51">rotulo = rotuloFim;</text:p>
          </table:table-cell>
        </table:table-row>
        <table:table-row table:style-name="Table2.1">
          <table:table-cell table:style-name="Table2.A1" office:value-type="string">
            <text:p text:style-name="P47">{A22}</text:p>
          </table:table-cell>
          <table:table-cell table:style-name="Table2.B1" office:value-type="string">
            <text:p text:style-name="P48">Armazenar o resultado da avaliação de <text:span text:style-name="T39">expressao</text:span> no endereço de memória apontado <text:soft-page-break/>por <text:span text:style-name="T39">id</text:span>, se for uma variável ou parâmetro, ou no endereço de memória utilizado para o valor de retorno da função. Lembre-se, que o resultado da avaliação de <text:span text:style-name="T39">expressao</text:span> está no topo da pilha e que o endereço de memória de <text:span text:style-name="T39">id</text:span> é calculado em função da base da pilha (<text:span text:style-name="T39">EBP</text:span>) e, no caso de variáveis e parâmetros, do deslocamento contido em <text:span text:style-name="T39">display</text:span>.</text:p>
            <text:p text:style-name="P48"/>
            <text:p text:style-name="P51">registro = tabela.get(variavel);</text:p>
            <text:p text:style-name="P51">escreverCodigo("\tpop eax");</text:p>
            <text:p text:style-name="P51">escreverCodigo("\tmov dword[ebp - " + registro.getOffset() + "], eax");</text:p>
          </table:table-cell>
        </table:table-row>
        <table:table-row table:style-name="Table2.1">
          <table:table-cell table:style-name="Table2.A1" office:value-type="string">
            <text:p text:style-name="P47">{A23}</text:p>
          </table:table-cell>
          <table:table-cell table:style-name="Table2.B1" office:value-type="string">
            <text:p text:style-name="P48">Verificar se o número de argumentos fornecido em <text:span text:style-name="T39">argumentos</text:span> é igual ao número <text:span text:style-name="T39">numeroElementos</text:span>, do <text:span text:style-name="T39">id</text:span> reconhecido. Caso não seja, emiti mensagem dizendo que o número de argumentos é inválido. Caso contrário:</text:p>
            <text:p text:style-name="P48">▪ Gerar instrução para chamada do procedimento, ou seja, uma chamada para o <text:span text:style-name="T39">rotulo</text:span> armazenado na tabela de símbolos.</text:p>
            <text:p text:style-name="P48">▪ Gerar a instrução para desempilhar os parâmetros. Como estamos trabalhando apenas com inteiros, devemos desalocar <text:span text:style-name="T39">numeroElementos</text:span> * <text:span text:style-name="T39">SIZEOF_INT</text:span>.</text:p>
          </table:table-cell>
        </table:table-row>
        <table:table-row table:style-name="Table2.1">
          <table:table-cell table:style-name="Table2.A9" office:value-type="string">
            <text:p text:style-name="P47">{A24}</text:p>
          </table:table-cell>
          <table:table-cell table:style-name="Table2.B1" office:value-type="string">
            <text:p text:style-name="P50">NEM EXISTE</text:p>
          </table:table-cell>
        </table:table-row>
        <table:table-row table:style-name="Table2.1">
          <table:table-cell table:style-name="Table2.A2" office:value-type="string">
            <text:p text:style-name="P47">{A25}</text:p>
          </table:table-cell>
          <table:table-cell table:style-name="Table2.B2" office:value-type="string">
            <text:p text:style-name="P48">Gerar o rótulo <text:span text:style-name="T39">rotuloElse</text:span>.</text:p>
            <text:p text:style-name="P52"><text:span text:style-name="T64"/></text:p>
            <text:p text:style-name="P51">escreverCodigo(rotuloElse + ":");</text:p>
          </table:table-cell>
        </table:table-row>
        <table:table-row table:style-name="Table2.1">
          <table:table-cell table:style-name="Table2.A1" office:value-type="string">
            <text:p text:style-name="P47">{A26}</text:p>
          </table:table-cell>
          <table:table-cell table:style-name="Table2.B1" office:value-type="string">
            <text:p text:style-name="P48">Empilhar 1, caso o valor de <text:span text:style-name="T39">expressao_logica</text:span> <text:span text:style-name="T26">ou</text:span> <text:span text:style-name="T39">termo_logico</text:span> seja 1, e 0 (falso), caso seja diferente. Isto pode ser feito da seguinte forma:</text:p>
            <text:p text:style-name="P48">Crie um novo rótulo, digamos <text:span text:style-name="T39">rotSaida</text:span></text:p>
            <text:p text:style-name="P48">Crie um novo rótulo, digamos <text:span text:style-name="T39">rotVerdade</text:span></text:p>
            <text:p text:style-name="P48">Gere a instrução: <text:span text:style-name="T65">cmp dword [ESP + 4], 1</text:span></text:p>
            <text:p text:style-name="P53"><text:span text:style-name="T66">Gere a instrução </text:span><text:span text:style-name="T67">je</text:span><text:span text:style-name="T66"> para </text:span><text:span text:style-name="T68">rotVerdade</text:span></text:p>
            <text:p text:style-name="P53"><text:span text:style-name="T66">Gere a instrução: </text:span><text:span text:style-name="T67">cmp dword [ESP], 1</text:span></text:p>
            <text:p text:style-name="P53"><text:span text:style-name="T66">Gere a instrução </text:span><text:span text:style-name="T67">je</text:span><text:span text:style-name="T66"> para </text:span><text:span text:style-name="T68">rotVerdade</text:span></text:p>
            <text:p text:style-name="P53"><text:span text:style-name="T66">Gere a instrução: </text:span><text:span text:style-name="T67">mov dword [ESP + 4], 0</text:span></text:p>
            <text:p text:style-name="P53"><text:span text:style-name="T66">Gere a instrução </text:span><text:span text:style-name="T67">jmp</text:span><text:span text:style-name="T66"> para </text:span><text:span text:style-name="T68">rotSaida</text:span></text:p>
            <text:p text:style-name="P48">Gere o rótulo <text:span text:style-name="T39">rotVerdade</text:span></text:p>
            <text:p text:style-name="P53"><text:span text:style-name="T66">Gere a instrução: </text:span><text:span text:style-name="T67">mov dword [ESP + 4], 1</text:span></text:p>
            <text:p text:style-name="P48">Gere o rótulo <text:span text:style-name="T39">rotSaida</text:span></text:p>
            <text:p text:style-name="P53"><text:span text:style-name="T66">Gere a instrução: </text:span><text:span text:style-name="T67">add esp, 4</text:span></text:p>
            <text:p text:style-name="P53"><text:span text:style-name="T67"/></text:p>
            <text:p text:style-name="P51">String rotSaida = criarRotulo("SaidaMEL");</text:p>
            <text:p text:style-name="P51">String rotVerdade = criarRotulo("VerdadeMEL");</text:p>
            <text:p text:style-name="P51">escreverCodigo("\tcmp dword [ESP + 4], 1");</text:p>
            <text:p text:style-name="P51">escreverCodigo("\tje " + rotVerdade);</text:p>
            <text:p text:style-name="P51">escreverCodigo("\tcmp dword [ESP], 1");</text:p>
            <text:p text:style-name="P51">escreverCodigo("\tje " + rotVerdade);</text:p>
            <text:p text:style-name="P51">escreverCodigo("\tmov dword [ESP + 4], 0");</text:p>
            <text:p text:style-name="P51">escreverCodigo("\tjmp " + rotSaida);</text:p>
            <text:p text:style-name="P51">rotulo = rotVerdade;</text:p>
            <text:p text:style-name="P51">escreverCodigo("\tmov dword [ESP + 4], 1");</text:p>
            <text:p text:style-name="P51">rotulo = rotSaida;</text:p>
            <text:p text:style-name="P51">escreverCodigo("\tadd esp, 4");</text:p>
          </table:table-cell>
        </table:table-row>
        <table:table-row table:style-name="Table2.1">
          <table:table-cell table:style-name="Table2.A1" office:value-type="string">
            <text:p text:style-name="P47">{A27}</text:p>
          </table:table-cell>
          <table:table-cell table:style-name="Table2.B1" office:value-type="string">
            <text:p text:style-name="P48">Empilhar 1 (verdadeiro), caso o valor de <text:span text:style-name="T39">termo_logico</text:span> <text:span text:style-name="T26">e</text:span> <text:span text:style-name="T39">fator_logico</text:span> seja 1, e 0 (falso), caso seja diferente. Proceda de forma semelhante a ação 26.</text:p>
            <text:p text:style-name="P48"/>
            <text:p text:style-name="P51">String rotSaida = criarRotulo("SaidaMTL");</text:p>
            <text:p text:style-name="P51"><text:soft-page-break/>String rotFalso = criarRotulo("FalsoMTL");</text:p>
            <text:p text:style-name="P51">escreverCodigo("\tcmp dword [ESP + 4], 1");</text:p>
            <text:p text:style-name="P51">escreverCodigo("\tjne " + rotFalso);</text:p>
            <text:p text:style-name="P51">escreverCodigo("\tpop eax");</text:p>
            <text:p text:style-name="P51">escreverCodigo("\tcmp dword [ESP], eax");</text:p>
            <text:p text:style-name="P51">escreverCodigo("\tjne " + rotFalso);</text:p>
            <text:p text:style-name="P51">escreverCodigo("\tmov dword [ESP], 1");</text:p>
            <text:p text:style-name="P51">escreverCodigo("\tjmp " + rotSaida);</text:p>
            <text:p text:style-name="P51">rotulo = rotFalso;</text:p>
            <text:p text:style-name="P51">escreverCodigo("\tmov dword [ESP], 0");</text:p>
            <text:p text:style-name="P51">rotulo = rotSaida;</text:p>
          </table:table-cell>
        </table:table-row>
        <table:table-row table:style-name="Table2.1">
          <table:table-cell table:style-name="Table2.A1" office:value-type="string">
            <text:p text:style-name="P47">{A28}</text:p>
          </table:table-cell>
          <table:table-cell table:style-name="Table2.B1" office:value-type="string">
            <text:p text:style-name="P48">Empilhar 1 (verdadeiro), caso o valor de <text:span text:style-name="T39">fator_logico</text:span> seja 0, e 0 (falso), caso seja diferente. Proceda da seguinte forma:</text:p>
            <text:p text:style-name="P48">Crie um rótulo <text:span text:style-name="T39">Falso</text:span> e outro <text:span text:style-name="T39">Saida</text:span>.</text:p>
            <text:p text:style-name="P53"><text:span text:style-name="T66">Gere a instrução: </text:span><text:span text:style-name="T67">cmp dword [ESP], 1</text:span></text:p>
            <text:p text:style-name="P53"><text:span text:style-name="T66">Gere a instrução: </text:span><text:span text:style-name="T67">jne Falso</text:span></text:p>
            <text:p text:style-name="P53"><text:span text:style-name="T66">Gere a instrução: </text:span><text:span text:style-name="T67">mov dword [ESP], 0</text:span></text:p>
            <text:p text:style-name="P53"><text:span text:style-name="T66">Gere a instrução: </text:span><text:span text:style-name="T67">jmp Fim</text:span></text:p>
            <text:p text:style-name="P48">Gere o rótulo <text:span text:style-name="T39">Falso</text:span></text:p>
            <text:p text:style-name="P53"><text:span text:style-name="T66">Gere a instrução: </text:span><text:span text:style-name="T67">mov dword [ESP], 1</text:span></text:p>
            <text:p text:style-name="P48">Gere o rótulo <text:span text:style-name="T39">Fim</text:span></text:p>
            <text:p text:style-name="P48"><text:span text:style-name="T39"/></text:p>
            <text:p text:style-name="P51">String rotFalso = criarRotulo("FalsoFL");</text:p>
            <text:p text:style-name="P51">String rotSaida = criarRotulo("SaidaFL");</text:p>
            <text:p text:style-name="P51">escreverCodigo("\tcmp dword [ESP], 1");</text:p>
            <text:p text:style-name="P51">escreverCodigo("\tjne " + rotFalso);</text:p>
            <text:p text:style-name="P51">escreverCodigo("\tmov dword [ESP], 0");</text:p>
            <text:p text:style-name="P51">escreverCodigo("\tjmp " + rotSaida);</text:p>
            <text:p text:style-name="P51">rotulo = rotFalso;</text:p>
            <text:p text:style-name="P51">escreverCodigo("\tmov dword [ESP], 1");</text:p>
            <text:p text:style-name="P51">rotulo = rotSaida;</text:p>
          </table:table-cell>
        </table:table-row>
        <table:table-row table:style-name="Table2.1">
          <table:table-cell table:style-name="Table2.A1" office:value-type="string">
            <text:p text:style-name="P47">{A29}</text:p>
          </table:table-cell>
          <table:table-cell table:style-name="Table2.B1" office:value-type="string">
            <text:p text:style-name="P48">Empilhar 1.</text:p>
            <text:p text:style-name="P48"/>
            <text:p text:style-name="P54">escreverCodigo("\tpush 1");</text:p>
          </table:table-cell>
        </table:table-row>
        <table:table-row table:style-name="Table2.1">
          <table:table-cell table:style-name="Table2.A1" office:value-type="string">
            <text:p text:style-name="P47">{A30}</text:p>
          </table:table-cell>
          <table:table-cell table:style-name="Table2.B1" office:value-type="string">
            <text:p text:style-name="P48">Empilhar 0.</text:p>
            <text:p text:style-name="P48"/>
            <text:p text:style-name="P51">escreverCodigo("\tpush 0");</text:p>
          </table:table-cell>
        </table:table-row>
        <table:table-row table:style-name="Table2.1">
          <table:table-cell table:style-name="Table2.A2" office:value-type="string">
            <text:p text:style-name="P55">{A31}</text:p>
          </table:table-cell>
          <table:table-cell table:style-name="Table2.B2" office:value-type="string">
            <text:p text:style-name="P48">Empilhar 1 (verdadeiro), caso a primeira expressão expressao seja igual a segunda, ou 0 (falso), caso contrário. Isto pode ser feito da seguinte forma:</text:p>
            <text:p text:style-name="P48">Crie um rótulo <text:span text:style-name="T39">Falso</text:span> e outro <text:span text:style-name="T39">Saida</text:span>.</text:p>
            <text:p text:style-name="P53"><text:span text:style-name="T66">Gere a instrução: </text:span><text:span text:style-name="T67">pop eax</text:span></text:p>
            <text:p text:style-name="P53"><text:span text:style-name="T66">Gere a instrução: </text:span><text:span text:style-name="T67">cmp dword [ESP], eax</text:span></text:p>
            <text:p text:style-name="P53"><text:span text:style-name="T66">Gere a instrução: </text:span><text:span text:style-name="T67">jne Falso</text:span></text:p>
            <text:p text:style-name="P53"><text:span text:style-name="T66">Gere a instrução: </text:span><text:span text:style-name="T67">mov dword [ESP], 1</text:span></text:p>
            <text:p text:style-name="P53"><text:span text:style-name="T66">Gere a instrução: </text:span><text:span text:style-name="T67">jmp Fim</text:span></text:p>
            <text:p text:style-name="P48">Gere o rótulo <text:span text:style-name="T39">Falso</text:span></text:p>
            <text:p text:style-name="P53"><text:span text:style-name="T66">Gere a instrução: </text:span><text:span text:style-name="T67">mov dword [ESP], 0</text:span></text:p>
            <text:p text:style-name="P48">Gere o rótulo <text:span text:style-name="T39">Fim</text:span></text:p>
            <text:p text:style-name="P48"><text:span text:style-name="T39"/></text:p>
            <text:p text:style-name="P51">String rotFalso = criarRotulo("FalsoREL");</text:p>
            <text:p text:style-name="P51">String rotSaida = criarRotulo("SaidaREL");</text:p>
            <text:p text:style-name="P51">escreverCodigo("\tpop eax");</text:p>
            <text:p text:style-name="P51">escreverCodigo("\tcmp dword [ESP], eax");</text:p>
            <text:p text:style-name="P51"><text:soft-page-break/>escreverCodigo("\tjne " + rotFalso);</text:p>
            <text:p text:style-name="P51">escreverCodigo("\tmov dword [ESP], 1");</text:p>
            <text:p text:style-name="P51">escreverCodigo("\tjmp " + rotSaida);</text:p>
            <text:p text:style-name="P51">rotulo = rotFalso;</text:p>
            <text:p text:style-name="P51">escreverCodigo("\tmov dword [ESP], 0");</text:p>
            <text:p text:style-name="P51">rotulo = rotSaida;</text:p>
          </table:table-cell>
        </table:table-row>
        <table:table-row table:style-name="Table2.1">
          <table:table-cell table:style-name="Table2.A2" office:value-type="string">
            <text:p text:style-name="P55">{A32}</text:p>
          </table:table-cell>
          <table:table-cell table:style-name="Table2.B2" office:value-type="string">
            <text:p text:style-name="P48">Empilhar 1 (verdadeiro), caso a primeira expressão <text:span text:style-name="T39">expressao</text:span> seja maior que a segunda, ou 0 (falso), caso contrário. Proceda como o exemplo da ação 31.</text:p>
            <text:p text:style-name="P48"/>
            <text:p text:style-name="P51">String rotFalso = criarRotulo("FalsoREL");</text:p>
            <text:p text:style-name="P51">String rotSaida = criarRotulo("SaidaREL");</text:p>
            <text:p text:style-name="P51">escreverCodigo("\tpop eax");</text:p>
            <text:p text:style-name="P51">escreverCodigo("\tcmp dword [ESP], eax");</text:p>
            <text:p text:style-name="P51">escreverCodigo("\tjle " + rotFalso);</text:p>
            <text:p text:style-name="P51">escreverCodigo("\tmov dword [ESP], 1");</text:p>
            <text:p text:style-name="P51">escreverCodigo("\tjmp " + rotSaida);</text:p>
            <text:p text:style-name="P51">rotulo = rotFalso;</text:p>
            <text:p text:style-name="P51">escreverCodigo("\tmov dword [ESP], 0");</text:p>
            <text:p text:style-name="P51">rotulo = rotSaida;</text:p>
          </table:table-cell>
        </table:table-row>
        <table:table-row table:style-name="Table2.1">
          <table:table-cell table:style-name="Table2.A2" office:value-type="string">
            <text:p text:style-name="P55">{A33}</text:p>
          </table:table-cell>
          <table:table-cell table:style-name="Table2.B2" office:value-type="string">
            <text:p text:style-name="P48">Empilhar 1 (verdadeiro), caso a primeira expressão <text:span text:style-name="T39">expressao</text:span> seja maior ou igual a segunda, ou 0 (falso), caso contrário. Proceda como o exemplo da ação 31.</text:p>
            <text:p text:style-name="P48"/>
            <text:p text:style-name="P51">String rotFalso = criarRotulo("FalsoREL");</text:p>
            <text:p text:style-name="P51">String rotSaida = criarRotulo("SaidaREL");</text:p>
            <text:p text:style-name="P51">escreverCodigo("\tpop eax");</text:p>
            <text:p text:style-name="P51">escreverCodigo("\tcmp dword [ESP], eax");</text:p>
            <text:p text:style-name="P51">escreverCodigo("\tjl " + rotFalso);</text:p>
            <text:p text:style-name="P51">escreverCodigo("\tmov dword [ESP], 1");</text:p>
            <text:p text:style-name="P51">escreverCodigo("\tjmp " + rotSaida);</text:p>
            <text:p text:style-name="P51">rotulo = rotFalso;</text:p>
            <text:p text:style-name="P51">escreverCodigo("\tmov dword [ESP], 0");</text:p>
            <text:p text:style-name="P51">rotulo = rotSaida;</text:p>
          </table:table-cell>
        </table:table-row>
        <table:table-row table:style-name="Table2.1">
          <table:table-cell table:style-name="Table2.A2" office:value-type="string">
            <text:p text:style-name="P55">{A34}</text:p>
          </table:table-cell>
          <table:table-cell table:style-name="Table2.B2" office:value-type="string">
            <text:p text:style-name="P48">Empilhar 1 (verdadeiro), caso a primeira expressão <text:span text:style-name="T39">expressao</text:span> seja menor que a segunda, ou 0 (falso), caso contrário. Proceda como o exemplo da ação 31.</text:p>
            <text:p text:style-name="P48"/>
            <text:p text:style-name="P51">String rotFalso = criarRotulo("FalsoREL");</text:p>
            <text:p text:style-name="P51">String rotSaida = criarRotulo("SaidaREL");</text:p>
            <text:p text:style-name="P51">escreverCodigo("\tpop eax");</text:p>
            <text:p text:style-name="P51">escreverCodigo("\tcmp dword [ESP], eax");</text:p>
            <text:p text:style-name="P51">escreverCodigo("\tjge " + rotFalso);</text:p>
            <text:p text:style-name="P51">escreverCodigo("\tmov dword [ESP], 1");</text:p>
            <text:p text:style-name="P51">escreverCodigo("\tjmp " + rotSaida);</text:p>
            <text:p text:style-name="P51">rotulo = rotFalso;</text:p>
            <text:p text:style-name="P51">escreverCodigo("\tmov dword [ESP], 0");</text:p>
            <text:p text:style-name="P51">rotulo = rotSaida;</text:p>
          </table:table-cell>
        </table:table-row>
        <table:table-row table:style-name="Table2.1">
          <table:table-cell table:style-name="Table2.A2" office:value-type="string">
            <text:p text:style-name="P55">{A35}</text:p>
          </table:table-cell>
          <table:table-cell table:style-name="Table2.B2" office:value-type="string">
            <text:p text:style-name="P48">Empilhar 1 (verdadeiro), caso a primeira expressão <text:span text:style-name="T39">expressao</text:span> seja menor ou igual a segunda, ou 0 (falso), caso contrário. Proceda como o exemplo da ação 31.</text:p>
            <text:p text:style-name="P48"/>
            <text:p text:style-name="P51">String rotFalso = criarRotulo("FalsoREL");</text:p>
            <text:p text:style-name="P51">String rotSaida = criarRotulo("SaidaREL");</text:p>
            <text:p text:style-name="P51">escreverCodigo("\tpop eax");</text:p>
            <text:p text:style-name="P51">escreverCodigo("\tcmp dword [ESP], eax");</text:p>
            <text:p text:style-name="P51">escreverCodigo("\tjg " + rotFalso);</text:p>
            <text:p text:style-name="P51">escreverCodigo("\tmov dword [ESP], 1");</text:p>
            <text:p text:style-name="P54">escreverCodigo("\tjmp " + rotSaida);</text:p>
            <text:p text:style-name="P51">rotulo = rotFalso;</text:p>
            <text:p text:style-name="P51"><text:soft-page-break/>escreverCodigo("\tmov dword [ESP], 0");</text:p>
            <text:p text:style-name="P51">rotulo = rotSaida;</text:p>
          </table:table-cell>
        </table:table-row>
        <table:table-row table:style-name="Table2.1">
          <table:table-cell table:style-name="Table2.A2" office:value-type="string">
            <text:p text:style-name="P55">{A36}</text:p>
          </table:table-cell>
          <table:table-cell table:style-name="Table2.B2" office:value-type="string">
            <text:p text:style-name="P48">Empilhar 1 (verdadeiro), caso a primeira expressão <text:span text:style-name="T39">expressao</text:span> seja diferente da segunda, ou 0 (falso), caso contrário. Proceda como o exemplo da ação 31.</text:p>
            <text:p text:style-name="P48"/>
            <text:p text:style-name="P51">String rotFalso = criarRotulo("FalsoREL");</text:p>
            <text:p text:style-name="P51">String rotSaida = criarRotulo("SaidaREL");</text:p>
            <text:p text:style-name="P51">escreverCodigo("\tpop eax");</text:p>
            <text:p text:style-name="P51">escreverCodigo("\tcmp dword [ESP], eax");</text:p>
            <text:p text:style-name="P51">escreverCodigo("\tje " + rotFalso);</text:p>
            <text:p text:style-name="P51">escreverCodigo("\tmov dword [ESP], 1");</text:p>
            <text:p text:style-name="P51">escreverCodigo("\tjmp " + rotSaida);</text:p>
            <text:p text:style-name="P51">rotulo = rotFalso;</text:p>
            <text:p text:style-name="P51">escreverCodigo("\tmov dword [ESP], 0");</text:p>
            <text:p text:style-name="P51">rotulo = rotSaida;</text:p>
          </table:table-cell>
        </table:table-row>
        <table:table-row table:style-name="Table2.1">
          <table:table-cell table:style-name="Table2.A2" office:value-type="string">
            <text:p text:style-name="P55">{A37}</text:p>
          </table:table-cell>
          <table:table-cell table:style-name="Table2.B2" office:value-type="string">
            <text:p text:style-name="P48">Gerar instruções para realizar a soma entre os dois operandos no topo da pilha, devendo resultado ser colocado no topo da pilha.</text:p>
            <text:p text:style-name="P48">Como sugestão, você pode proceder da seguinte forma:</text:p>
            <text:p text:style-name="P53"><text:span text:style-name="T66">▪ </text:span><text:span text:style-name="T67">pop eax</text:span></text:p>
            <text:p text:style-name="P53"><text:span text:style-name="T66">▪ </text:span><text:span text:style-name="T67">add dword[ESP], eax</text:span></text:p>
            <text:p text:style-name="P53"><text:span text:style-name="T67"/></text:p>
            <text:p text:style-name="P51">escreverCodigo("\tpop eax");</text:p>
            <text:p text:style-name="P51">escreverCodigo("\tadd dword[ESP], eax");</text:p>
          </table:table-cell>
        </table:table-row>
        <table:table-row table:style-name="Table2.1">
          <table:table-cell table:style-name="Table2.A2" office:value-type="string">
            <text:p text:style-name="P55">{A38}</text:p>
          </table:table-cell>
          <table:table-cell table:style-name="Table2.B2" office:value-type="string">
            <text:p text:style-name="P48">Gerar instruções para realizar a subtração entre os dois operandos no topo da pilha, devendo resultado ser colocado no topo da pilha.</text:p>
            <text:p text:style-name="P48">Como sugestão, você pode proceder da seguinte forma:</text:p>
            <text:p text:style-name="P53"><text:span text:style-name="T66">▪ </text:span><text:span text:style-name="T67">pop eax</text:span></text:p>
            <text:p text:style-name="P53"><text:span text:style-name="T66">▪ </text:span><text:span text:style-name="T67">sub dword[ESP], eax</text:span></text:p>
            <text:p text:style-name="P53"><text:span text:style-name="T67"/></text:p>
            <text:p text:style-name="P51">escreverCodigo("\tpop eax");</text:p>
            <text:p text:style-name="P51">escreverCodigo("\tsub dword[ESP], eax");</text:p>
          </table:table-cell>
        </table:table-row>
        <table:table-row table:style-name="Table2.1">
          <table:table-cell table:style-name="Table2.A2" office:value-type="string">
            <text:p text:style-name="P55">{A39}</text:p>
          </table:table-cell>
          <table:table-cell table:style-name="Table2.B2" office:value-type="string">
            <text:p text:style-name="P48">Gerar instruções para desempilhar os dois valores no topo da pilha.</text:p>
            <text:p text:style-name="P48">Efetuar a multiplicação dos dois e empilhar o resultado.</text:p>
            <text:p text:style-name="P48">Como sugestão, você pode proceder da seguinte forma:</text:p>
            <text:p text:style-name="P53"><text:span text:style-name="T66">▪ </text:span><text:span text:style-name="T67">pop eax</text:span></text:p>
            <text:p text:style-name="P53"><text:span text:style-name="T66">▪ </text:span><text:span text:style-name="T67">imul eax, dword [ESP]</text:span></text:p>
            <text:p text:style-name="P53"><text:span text:style-name="T66">▪ </text:span><text:span text:style-name="T67">mov dword [ESP], eax</text:span></text:p>
            <text:p text:style-name="P53"><text:span text:style-name="T67"/></text:p>
            <text:p text:style-name="P51">escreverCodigo("\tpop eax");</text:p>
            <text:p text:style-name="P51">escreverCodigo("\timul eax, dword [ESP]");</text:p>
            <text:p text:style-name="P51">escreverCodigo("\tmov dword [ESP], eax");</text:p>
          </table:table-cell>
        </table:table-row>
        <table:table-row table:style-name="Table2.1">
          <table:table-cell table:style-name="Table2.A2" office:value-type="string">
            <text:p text:style-name="P55">{A40}</text:p>
          </table:table-cell>
          <table:table-cell table:style-name="Table2.B2" office:value-type="string">
            <text:p text:style-name="P48">Gerar instruções para desempilhar os dois valores no topo da pilha.</text:p>
            <text:p text:style-name="P48">Efetuar a divisão entre os dois e empilhar o resultado.</text:p>
            <text:p text:style-name="P48">Como sugestão, você pode proceder da seguinte forma:</text:p>
            <text:p text:style-name="P53"><text:span text:style-name="T66">▪ </text:span><text:span text:style-name="T67">pop ecx</text:span></text:p>
            <text:p text:style-name="P53"><text:span text:style-name="T66">▪ </text:span><text:span text:style-name="T67">pop eax</text:span></text:p>
            <text:p text:style-name="P53"><text:span text:style-name="T66">▪ </text:span><text:span text:style-name="T67">idiv ecx</text:span></text:p>
            <text:p text:style-name="P53"><text:span text:style-name="T66">▪ </text:span><text:span text:style-name="T67">push eax</text:span></text:p>
            <text:p text:style-name="P53"><text:span text:style-name="T67"/></text:p>
            <text:p text:style-name="P51">escreverCodigo("\tpop ecx");</text:p>
            <text:p text:style-name="P51">escreverCodigo("\tpop eax");</text:p>
            <text:p text:style-name="P51">escreverCodigo("\tidiv ecx");</text:p>
            <text:p text:style-name="P51">escreverCodigo("\tpush eax");</text:p>
          </table:table-cell>
        </table:table-row>
        <text:soft-page-break/>
        <table:table-row table:style-name="Table2.1">
          <table:table-cell table:style-name="Table2.A2" office:value-type="string">
            <text:p text:style-name="P55">{A41}</text:p>
          </table:table-cell>
          <table:table-cell table:style-name="Table2.B2" office:value-type="string">
            <text:p text:style-name="P48">Empilhar o número correspondente a <text:span text:style-name="T39">num</text:span>.</text:p>
            <text:p text:style-name="P48"/>
            <text:p text:style-name="P51">escreverCodigo("\tpush " + token.getValor().getValorInteiro());</text:p>
          </table:table-cell>
        </table:table-row>
        <table:table-row table:style-name="Table2.1">
          <table:table-cell table:style-name="Table2.A2" office:value-type="string">
            <text:p text:style-name="P55">{A42}</text:p>
          </table:table-cell>
          <table:table-cell table:style-name="Table2.B2" office:value-type="string">
            <text:p text:style-name="P48">Se a categoria do identificador <text:span text:style-name="T39">id</text:span>, reconhecido em <text:span text:style-name="T39">fator</text:span>, for função, então verificar se o número de argumentos fornecido em argumentos é igual ao <text:span text:style-name="T39">numeroParametros</text:span> do <text:span text:style-name="T39">id</text:span>. Caso não seja, emitir mensagem dizendo que o número de argumentos é insuficiente. Caso contrário:</text:p>
            <text:p text:style-name="P48">▪ Gerar instrução para chamada do procedimento, ou seja, uma chamada para o <text:span text:style-name="T39">rotulo</text:span> armazenado na tabela de símbolos.</text:p>
            <text:p text:style-name="P48">▪ Gerar a instrução para desempilhar os parâmetros. Como estamos trabalhando apenas com inteiros, devemos desalocar <text:span text:style-name="T39">numeroParametros</text:span> * <text:span text:style-name="T39">SIZEOF_INT</text:span>.</text:p>
          </table:table-cell>
        </table:table-row>
        <table:table-row table:style-name="Table2.1">
          <table:table-cell table:style-name="Table2.A2" office:value-type="string">
            <text:p text:style-name="P55">{A43}</text:p>
          </table:table-cell>
          <table:table-cell table:style-name="Table2.B2" office:value-type="string">
            <text:p text:style-name="P51">escreverCodigo("\tpush " + token.getValor().getInteiro());</text:p>
            <text:p text:style-name="P51">escreverCodigo("\tpush @Integer");</text:p>
            <text:p text:style-name="P51">escreverCodigo("\tcall printf");</text:p>
            <text:p text:style-name="P51">escreverCodigo("\tadd esp, 8");</text:p>
            <text:p text:style-name="P51">if (!sectionData.contains("@Integer: db '%d',0")) {</text:p>
            <text:p text:style-name="P51">sectionData.add("@Integer: db '%d',0");</text:p>
            <text:p text:style-name="P51">}</text:p>
          </table:table-cell>
        </table:table-row>
        <table:table-row table:style-name="Table2.1">
          <table:table-cell table:style-name="Table2.A2" office:value-type="string">
            <text:p text:style-name="P55">{A44}</text:p>
          </table:table-cell>
          <table:table-cell table:style-name="Table2.B2" office:value-type="string">
            <text:p text:style-name="P56">O objetivo desta ação é gerar as instruções correspondentes ao corpo de um procedimento (o programa principal é considerado também um procedimento, assim como uma função). Deverá receber a tabela de símbolos a ser utilizada para pesquisa dos identificadores. Esta tabela é a última criada antes da chamada de <text:span text:style-name="T39">corpo</text:span>.</text:p>
            <text:p text:style-name="P56">Gerar o rótulo de entrada para o procedimento. Este rótulo é o mesmo salvo no campo <text:span text:style-name="T39">rotulo</text:span> da tabela de símbolos quando o procedimento foi descoberto.</text:p>
            <text:p text:style-name="P56">Gerar a instrução para empilhar o conteúdo do registrador <text:span text:style-name="T39">EBP</text:span>.</text:p>
            <text:p text:style-name="P56">Gerar a instrução para empilhar o <text:span text:style-name="T69">display</text:span> do nível.</text:p>
            <text:p text:style-name="P56">Gerar a instrução para mover o conteúdo do registrador <text:span text:style-name="T39">ESP</text:span> para o <text:span text:style-name="T39">EBP</text:span>.</text:p>
            <text:p text:style-name="P56">Gerar a instrução para armazenar o conteúdo do registrador <text:span text:style-name="T39">EBP</text:span> no display do nível.</text:p>
            <text:p text:style-name="P56">Gerar instrução para alocar espaço para as variáveis na pilha. Isto é feito subtraindo-se do registrador <text:span text:style-name="T39">ESP</text:span> a quantidade de bytes que todas as variáveis locais do procedimento ocuparão. A quantidade de bytes a ser alocados deve ser descoberta na derivação de <text:span text:style-name="T39">declara</text:span>.</text:p>
          </table:table-cell>
        </table:table-row>
        <table:table-row table:style-name="Table2.1">
          <table:table-cell table:style-name="Table2.A2" office:value-type="string">
            <text:p text:style-name="P55">{A45}</text:p>
          </table:table-cell>
          <table:table-cell table:style-name="Table2.B2" office:value-type="string">
            <text:p text:style-name="P48">Gerar a seção de dados (<text:span text:style-name="T39">section .data</text:span>).</text:p>
            <text:p text:style-name="P48">Gerar instrução para alocar espaço para o display, cujo <text:span text:style-name="T70">r</text:span>ótulo é <text:span text:style-name="T39">display</text:span>. O espaço a ser alocado é dado pela quantidade de níveis, descobertos durante a análise, somado com o tamanho ocupado por um inteiro. Isto é, alocar <text:span text:style-name="T39">nivel * SIZEOF_INT</text:span> bytes.</text:p>
            <text:p text:style-name="P48"/>
            <text:p text:style-name="P57"><text:s text:c="24"/>escreverCodigo("\tleave");</text:p>
            <text:p text:style-name="P51"><text:s text:c="24"/>escreverCodigo("\tret");</text:p>
            <text:p text:style-name="P51"><text:s text:c="24"/>if (!sectionData.isEmpty()) {</text:p>
            <text:p text:style-name="P51"><text:s text:c="28"/>escreverCodigo("\nsection .data\n");</text:p>
            <text:p text:style-name="P51"><text:s text:c="28"/>for (String mensagem : sectionData) {</text:p>
            <text:p text:style-name="P51"><text:s text:c="32"/>escreverCodigo(mensagem);</text:p>
            <text:p text:style-name="P51"><text:s text:c="28"/>}</text:p>
            <text:p text:style-name="P51"><text:s text:c="24"/>}</text:p>
            <text:p text:style-name="P51"><text:s text:c="24"/>try {</text:p>
            <text:p text:style-name="P51"><text:s text:c="28"/>bw.close();</text:p>
            <text:p text:style-name="P51"><text:s text:c="28"/>fw.close();</text:p>
            <text:p text:style-name="P51"><text:s text:c="24"/>} catch (IOException e) {</text:p>
            <text:p text:style-name="P51"><text:s text:c="28"/>System.err.println("Erro ao fechar arquivo de saída");</text:p>
            <text:p text:style-name="P51"><text:s text:c="24"/>}</text:p>
          </table:table-cell>
        </table:table-row>
        <table:table-row table:style-name="Table2.1">
          <table:table-cell table:style-name="Table2.A2" office:value-type="string">
            <text:p text:style-name="P55">{A46}</text:p>
          </table:table-cell>
          <table:table-cell table:style-name="Table2.B2" office:value-type="string">
            <text:p text:style-name="P56">Gerar instrução para desalocar o espaço alocado para as variáveis locais. Isto é feito <text:soft-page-break/>somando-se ao <text:span text:style-name="T39">ESP</text:span> a quantidade de bytes ocupados pelas variáveis, sendo este total descoberto em declara.</text:p>
            <text:p text:style-name="P56">Gerar a instrução para mover o conteúdo de <text:span text:style-name="T39">ESP</text:span> para <text:span text:style-name="T39">EBP</text:span></text:p>
            <text:p text:style-name="P56">Gerar a instrução necessária para restaurar o display do nível indicado por <text:span text:style-name="T39">nivel</text:span>.</text:p>
            <text:p text:style-name="P56">Gerar a instrução necessária para restaurar o registrador <text:span text:style-name="T39">EBP</text:span>.</text:p>
            <text:p text:style-name="P56">Gerar as instruções para retornar do procedimento.</text:p>
          </table:table-cell>
        </table:table-row>
        <table:table-row table:style-name="Table2.1">
          <table:table-cell table:style-name="Table2.A2" office:value-type="string">
            <text:p text:style-name="P55">{A47}</text:p>
          </table:table-cell>
          <table:table-cell table:style-name="Table2.B2" office:value-type="string">
            <text:p text:style-name="P48">Atualizar o identificador da função com o seu tipo (neste caso, como estamos trabalhando apenas com o tipo inteiro, esta ação pode ser desprezada).</text:p>
            <text:p text:style-name="P48">Definir o <text:span text:style-name="T39">offset</text:span> da função como sendo o <text:span text:style-name="T39">offsetPar</text:span><text:span text:style-name="T71">a</text:span><text:span text:style-name="T39">metro</text:span>.</text:p>
          </table:table-cell>
        </table:table-row>
        <table:table-row table:style-name="Table2.1">
          <table:table-cell table:style-name="Table2.A2" office:value-type="string">
            <text:p text:style-name="P55">{A48}</text:p>
          </table:table-cell>
          <table:table-cell table:style-name="Table2.B2" office:value-type="string">
            <text:p text:style-name="P48">Atualizar, na tabela de símbolos, o identificador da função ou procedimento com o número total de parâmetros identificados (campo <text:span text:style-name="T39">numeroParametros</text:span>).</text:p>
            <text:p text:style-name="P48">Calcular o <text:span text:style-name="T39">offset</text:span> de cada parâmetro da seguinte forma:</text:p>
            <text:p text:style-name="P49">Para i = 1 até numeroParametros faça</text:p>
            <text:p text:style-name="P49"><text:s text:c="4"/>offset do parâmetro i = 12 + ((numeroParametros – i) * SIZEOF_INT)</text:p>
            <text:p text:style-name="P49">Fim para</text:p>
            <text:p text:style-name="P48">Como os parâmetros devem começar a partir do endereço onde o registrado <text:span text:style-name="T39">EIP</text:span> do chamador foi salvo, que é o endereço dado por <text:span text:style-name="T39">EBP + 8</text:span>, então, se o procedimento tem n parâmetros (<text:span text:style-name="T39">numeroParametros</text:span>), o n-ésimo parâmetro deve estar no endereço <text:span text:style-name="T39">EBP + 12</text:span>, o (n – 1)-ésimo parâmetro deve estar no endereço <text:span text:style-name="T39">EBP + 16</text:span>, e assim sucessivamente, até chegarmos ao primeiro parâmetro, o qual deve estar no endereço <text:span text:style-name="T39">EBP + 12 + ((n – 1) * SIZEOF_INT)</text:span>.</text:p>
          </table:table-cell>
        </table:table-row>
        <table:table-row table:style-name="Table2.1">
          <table:table-cell table:style-name="Table2.A2" office:value-type="string">
            <text:p text:style-name="P55">{A49}</text:p>
          </table:table-cell>
          <table:table-cell table:style-name="Table2.B2" office:value-type="string">
            <text:p text:style-name="P48">Verificar se o identificador <text:span text:style-name="T39">id</text:span> está na tabela de símbolos corrente ou nas indicadas pela <text:span text:style-name="T39">tabelaPai</text:span> (esta operação é recursiva e deve vasculhar todas as tabelas de símbolos, desde o procedimento corrente até a do programa principal) e se sua <text:span text:style-name="T39">categoria</text:span> é variável ou parâmetro. Caso não esteja em nunhuma tabela, emitir uma mensagem apropriada dizendo que o mesmo ainda não foi declarado.</text:p>
            <text:p text:style-name="P48"/>
            <text:p text:style-name="P51">String variavel = token.getValor().getValorTexto();</text:p>
            <text:p text:style-name="P51">if (!tabela.isPresent(variavel)) {</text:p>
            <text:p text:style-name="P51"><text:s text:c="4"/>System.err.println("Variável " + variavel + " não foi declarada");</text:p>
            <text:p text:style-name="P51"><text:s text:c="4"/>System.exit(-1);</text:p>
            <text:p text:style-name="P51">} else {</text:p>
            <text:p text:style-name="P51"><text:s text:c="4"/>registro = tabela.get(variavel);</text:p>
            <text:p text:style-name="P51"><text:s text:c="4"/>if (registro.getCategoria() != Categoria.VARIAVEL) {</text:p>
            <text:p text:style-name="P51"><text:s text:c="8"/>System.err.println("O identificador " + variavel + "não é uma variável. A49");</text:p>
            <text:p text:style-name="P51"><text:s text:c="8"/>System.exit(-1);</text:p>
            <text:p text:style-name="P51"><text:s text:c="4"/>}</text:p>
            <text:p text:style-name="P51">}</text:p>
          </table:table-cell>
        </table:table-row>
        <table:table-row table:style-name="Table2.1">
          <table:table-cell table:style-name="Table2.A2" office:value-type="string">
            <text:p text:style-name="P55">{A50}</text:p>
          </table:table-cell>
          <table:table-cell table:style-name="Table2.B2" office:value-type="string">
            <text:p text:style-name="P48">Verificar se o identificador <text:span text:style-name="T39">id</text:span> está na tabela de símbolos corrente ou nas indicadas pela <text:span text:style-name="T39">tabelaPai</text:span> (esta operação é recursiva e deve vasculhar todas as tabelas de símbolos, desde o procedimento corrente até a do programa principal) e se sua <text:span text:style-name="T39">categoria</text:span> é procedimento. Se não for emitir mensagem apropriada indicando que o identificador deve ser o nome de um procedimento.</text:p>
          </table:table-cell>
        </table:table-row>
        <table:table-row table:style-name="Table2.1">
          <table:table-cell table:style-name="Table2.A2" office:value-type="string">
            <text:p text:style-name="P55">{A51}</text:p>
          </table:table-cell>
          <table:table-cell table:style-name="Table2.B2" office:value-type="string">
            <text:p text:style-name="P48">Se a <text:span text:style-name="T39">categoria</text:span> do identificador <text:span text:style-name="T39">id</text:span>, reconhecido em <text:span text:style-name="T39">fator</text:span>, for função, então prosseguir para <text:span text:style-name="T39">argumentos</text:span>.</text:p>
          </table:table-cell>
        </table:table-row>
        <table:table-row table:style-name="Table2.1">
          <table:table-cell table:style-name="Table2.A2" office:value-type="string">
            <text:p text:style-name="P55">{A55}</text:p>
          </table:table-cell>
          <table:table-cell table:style-name="Table2.B2" office:value-type="string">
            <text:p text:style-name="P48">Se a <text:span text:style-name="T39">categoria</text:span> do identificador <text:span text:style-name="T39">id</text:span>, reconhecido em <text:span text:style-name="T39">fator</text:span>, for variável ou parâmetro, então empilhar o valor armazenado no endereço de memória de <text:span text:style-name="T39">id</text:span>.</text:p>
            <text:p text:style-name="P48">Lembre-se, que o endereço de memória de <text:span text:style-name="T39">id</text:span> é calculado em função da base da pilha (<text:span text:style-name="T39">EBP</text:span>) e do deslocamento contido em <text:span text:style-name="T39">display</text:span>.</text:p>
            <text:p text:style-name="P48"/>
            <text:p text:style-name="P51"><text:soft-page-break/>String variavel = token.getValor().getValorTexto();</text:p>
            <text:p text:style-name="P51">if (!tabela.isPresent(variavel)) {</text:p>
            <text:p text:style-name="P51"><text:s text:c="4"/>System.err.println("Variável " + variavel + " não foi declarada");</text:p>
            <text:p text:style-name="P51"><text:s text:c="4"/>System.exit(-1);</text:p>
            <text:p text:style-name="P51">} else {</text:p>
            <text:p text:style-name="P51"><text:s text:c="4"/>registro = tabela.get(variavel);</text:p>
            <text:p text:style-name="P51"><text:s text:c="4"/>if (registro.getCategoria() != Categoria.VARIAVEL) {</text:p>
            <text:p text:style-name="P51"><text:s text:c="8"/>System.err.println("O identificador " + variavel + "não é uma variável. A55");</text:p>
            <text:p text:style-name="P51"><text:s text:c="8"/>System.exit(-1);</text:p>
            <text:p text:style-name="P51"><text:s text:c="4"/>}</text:p>
            <text:p text:style-name="P51">}</text:p>
            <text:p text:style-name="P51">escreverCodigo("\tpush dword[ebp - " + registro.getOffset() + "]");</text:p>
          </table:table-cell>
        </table:table-row>
        <table:table-row table:style-name="Table2.1">
          <table:table-cell table:style-name="Table2.A2" office:value-type="string">
            <text:p text:style-name="P55">{A56}</text:p>
          </table:table-cell>
          <table:table-cell table:style-name="Table2.B2" office:value-type="string">
            <text:p text:style-name="P48">Decrementar a variável <text:span text:style-name="T39">nivel</text:span> em uma unidade.</text:p>
          </table:table-cell>
        </table:table-row>
        <table:table-row table:style-name="Table2.1">
          <table:table-cell table:style-name="Table2.A2" office:value-type="string">
            <text:p text:style-name="P55">{A57}</text:p>
          </table:table-cell>
          <table:table-cell table:style-name="Table2.B2" office:value-type="string">
            <text:p text:style-name="P48">Verificar se o identificador <text:span text:style-name="T39">id</text:span> está na tabela de símbolos corrente ou nas apontadas por <text:span text:style-name="T39">tabelaPai</text:span>. Caso não esteja, emitir mensagem apropriada dizendo que o mesmo ainda não foi declarado.</text:p>
            <text:p text:style-name="P48">Caso contrário, verificar se sua <text:span text:style-name="T39">categoria</text:span> é variável, parâmetro ou é a função corrente. Caso não seja, emitir mensagem indicando que o identifica<text:span text:style-name="T70">do</text:span>r não é uma variável.</text:p>
            <text:p text:style-name="P48"/>
            <text:p text:style-name="P51">String variavel = token.getValor().getValorTexto();</text:p>
            <text:p text:style-name="P51">if (!tabela.isPresent(variavel)) {</text:p>
            <text:p text:style-name="P51"><text:s text:c="4"/>System.err.println("Variável " + variavel + " não foi declarada");</text:p>
            <text:p text:style-name="P51"><text:s text:c="4"/>System.exit(-1);</text:p>
            <text:p text:style-name="P51">} else {</text:p>
            <text:p text:style-name="P51"><text:s text:c="4"/>registro = tabela.get(variavel);</text:p>
            <text:p text:style-name="P51"><text:s text:c="4"/>if (registro.getCategoria() != Categoria.VARIAVEL) {</text:p>
            <text:p text:style-name="P51"><text:s text:c="8"/>System.err.println("O identificador " + variavel + "não é uma variável. A57");</text:p>
            <text:p text:style-name="P51"><text:s text:c="8"/>System.exit(-1);</text:p>
            <text:p text:style-name="P51"><text:s text:c="4"/>}</text:p>
            <text:p text:style-name="P51">}</text:p>
          </table:table-cell>
        </table:table-row>
        <table:table-row table:style-name="Table2.1">
          <table:table-cell table:style-name="Table2.A2" office:value-type="string">
            <text:p text:style-name="P55">{A58}</text:p>
          </table:table-cell>
          <table:table-cell table:style-name="Table2.B2" office:value-type="string">
            <text:p text:style-name="P48">Verificar se o identificador <text:span text:style-name="T39">id</text:span> está na tabela de símbolos corrente, se sua <text:span text:style-name="T39">categoria</text:span> é função. Se for, verificar se o seu <text:span text:style-name="T39">nível</text:span> corresponde ao <text:span text:style-name="T39">nível </text:span>corrente. Caso isto não ocorra, emitir uma mensagem apropriada dizendo que o identificador deve corresponder a função corrente.</text:p>
          </table:table-cell>
        </table:table-row>
        <table:table-row table:style-name="Table2.1">
          <table:table-cell table:style-name="Table2.A2" office:value-type="string">
            <text:p text:style-name="P55">{A59}</text:p>
          </table:table-cell>
          <table:table-cell table:style-name="Table2.B2" office:value-type="string">
            <text:p text:style-name="P48">Gerar instruções para imprimir a <text:span text:style-name="T39">string</text:span> no vídeo.</text:p>
            <text:p text:style-name="P48">Proceda da seguinte forma:</text:p>
            <text:p text:style-name="P48">▪ Gere um rótulo na seção <text:span text:style-name="T39">.data</text:span> para a <text:span text:style-name="T39">string</text:span>, contendo a string finalizada com o caracter ASCII 0 (null).</text:p>
            <text:p text:style-name="P48">▪ Empilhe o endereço do rótulo.</text:p>
            <text:p text:style-name="P48">▪ Chame a função <text:span text:style-name="T39">printf()</text:span>.</text:p>
            <text:p text:style-name="P48">▪ Desempilhe o endereço do rótulo empilhado anteriormente.</text:p>
            <text:p text:style-name="P48">Por exemplo, suponha a instrução <text:span text:style-name="T39">write('Olá mundo!')</text:span>. Para gerá-la faremos:</text:p>
            <text:p text:style-name="P49">&lt;outras instruções&gt;</text:p>
            <text:p text:style-name="P49">push messageOlaMundo</text:p>
            <text:p text:style-name="P49">call _printf</text:p>
            <text:p text:style-name="P49">add esp, 4</text:p>
            <text:p text:style-name="P49">&lt;outras instruções&gt;</text:p>
            <text:p text:style-name="P49">section .data</text:p>
            <text:p text:style-name="P49">messageOlaMundo: db 'Olá Mundo!', 0</text:p>
            <text:p text:style-name="P48">No caso da instrução <text:span text:style-name="T39">writeln('Olá mundo!')</text:span>, devemos adicionar o caracter ASCII 10 (line feed) após a string, ficando assim:</text:p>
            <text:p text:style-name="P54">messageOlaMundo: db 'Olá Mundo!', 10, 0</text:p>
            <text:p text:style-name="P54"><text:soft-page-break/></text:p>
            <text:p text:style-name="P51">String string = token.getValor().getValorTexto();</text:p>
            <text:p text:style-name="P51">String rotulo = criarRotulo("String");</text:p>
            <text:p text:style-name="P51">sectionData.add(rotulo + ": db '" + string + "',0");</text:p>
            <text:p text:style-name="P51">escreverCodigo("\tpush " + rotulo);</text:p>
            <text:p text:style-name="P51">escreverCodigo("\tcall printf");</text:p>
            <text:p text:style-name="P51">escreverCodigo("\tadd esp, 4");</text:p>
          </table:table-cell>
        </table:table-row>
        <table:table-row table:style-name="Table2.1">
          <table:table-cell table:style-name="Table2.A2" office:value-type="string">
            <text:p text:style-name="P55">{A60}</text:p>
          </table:table-cell>
          <table:table-cell table:style-name="Table2.B2" office:value-type="string">
            <text:p text:style-name="P48">Se a categoria do identificador <text:span text:style-name="T39">id</text:span> for função, então gerar a instrução</text:p>
            <text:p text:style-name="P54">sub esp, 4</text:p>
          </table:table-cell>
        </table:table-row>
        <table:table-row table:style-name="Table2.1">
          <table:table-cell table:style-name="Table2.A2" office:value-type="string">
            <text:p text:style-name="P55">{A61}</text:p>
          </table:table-cell>
          <table:table-cell table:style-name="Table2.B2" office:value-type="string">
            <text:p text:style-name="P48">Gerar um avanço de linha, ou seja, um line feed (ASCII 10).</text:p>
            <text:p text:style-name="P48"/>
            <text:p text:style-name="P51">String novaLinha = "rotuloStringLN: db '',10,0";</text:p>
            <text:p text:style-name="P51">if (!sectionData.contains(novaLinha)) {</text:p>
            <text:p text:style-name="P51"><text:s text:c="4"/>sectionData.add(novaLinha);</text:p>
            <text:p text:style-name="P51">}</text:p>
            <text:p text:style-name="P51">escreverCodigo("\tpush rotuloStringLN");</text:p>
            <text:p text:style-name="P51">escreverCodigo("\tcall printf");</text:p>
            <text:p text:style-name="P51">escreverCodigo("\tadd esp, 4");</text:p>
          </table:table-cell>
        </table:table-row>
      </table:table>
      <text:p text:style-name="P58"/>
      <text:p text:style-name="P58"/>
      <text:p text:style-name="P59">------------------------------------</text:p>
      <text:p text:style-name="P59">Linux</text:p>
      <text:p text:style-name="P59">sudo apt install nasm</text:p>
      <text:p text:style-name="P59"><text:span text:style-name="Source_20_Text">sudo apt install gcc-multilib</text:span></text:p>
      <text:p text:style-name="P59">nasm -f elf queronemver.asm -o queronemver.o</text:p>
      <text:p text:style-name="P60">gcc -m32 <text:span text:style-name="Source_20_Text">-z noexecstack </text:span>-no-pie -o queronemver queronemver.o</text:p>
      <text:p text:style-name="P59">./queronemver</text:p>
      <text:p text:style-name="P59">------------------------------------</text:p>
      <text:p text:style-name="P59">Windows</text:p>
      <text:p text:style-name="P59">https://www.nasm.us/pub/nasm/releasebuilds/2.16.03/win64/</text:p>
      <text:p text:style-name="P59">https://www.msys2.org/</text:p>
      <text:p text:style-name="P59">nasm -f win32 queronemver.asm -o queronemver.o</text:p>
      <text:p text:style-name="P59">gcc -m32 -z noexecstack -no-pie -o queronemver.exe queronemver.o</text:p>
      <text:p text:style-name="P61">queronemver</text:p>
      <text:p text:style-name="P61"/>
      <text:p text:style-name="P61"/>
      <text:p text:style-name="P62">Write</text:p>
      <text:p text:style-name="P63">Program <text:span text:style-name="T72">TesteWrite</text:span>;</text:p>
      <text:p text:style-name="P63">Begin</text:p>
      <text:p text:style-name="P63"><text:s text:c="4"/>Write(10);</text:p>
      <text:p text:style-name="P63"><text:s text:c="4"/>Write('teste');</text:p>
      <text:p text:style-name="P63">End.</text:p>
      <text:p text:style-name="P63"/>
      <text:p text:style-name="P63">// Depois que a atribuição estiver pronta</text:p>
      <text:p text:style-name="P64">Program <text:span text:style-name="T72">TesteWrite</text:span>;</text:p>
      <text:p text:style-name="P63">Var x : Integer;</text:p>
      <text:p text:style-name="P63">Begin</text:p>
      <text:p text:style-name="P63"><text:s text:c="4"/>x := 5;</text:p>
      <text:p text:style-name="P63"><text:s text:c="4"/>Write(x);</text:p>
      <text:p text:style-name="P63">End.</text:p>
      <text:p text:style-name="P63"/>
      <text:p text:style-name="P63"/>
      <text:p text:style-name="P65">Read</text:p>
      <text:p text:style-name="P63">Program TesteRead;</text:p>
      <text:p text:style-name="P63">Var x : Integer;</text:p>
      <text:p text:style-name="P63">Begin</text:p>
      <text:p text:style-name="P63"><text:s text:c="4"/>Read(x);</text:p>
      <text:p text:style-name="P63"><text:s text:c="4"/>Write(x);</text:p>
      <text:p text:style-name="P63">End.</text:p>
      <text:p text:style-name="P63"/>
      <text:p text:style-name="P63"/>
      <text:p text:style-name="P66">For</text:p>
      <text:p text:style-name="P67">Program TesteFor;</text:p>
      <text:p text:style-name="P67">Var x : Integer;</text:p>
      <text:p text:style-name="P67">Begin</text:p>
      <text:p text:style-name="P67"><text:s text:c="4"/>for x := 1 to 10 do</text:p>
      <text:p text:style-name="P67"><text:s text:c="4"/>begin</text:p>
      <text:p text:style-name="P67"><text:s text:c="8"/>write<text:span text:style-name="T73">ln</text:span>(x);</text:p>
      <text:p text:style-name="P67"><text:s text:c="4"/>end;</text:p>
      <text:p text:style-name="P67">End.</text:p>
      <text:p text:style-name="P67"/>
      <text:p text:style-name="P67"/>
      <text:p text:style-name="P68">Repeat</text:p>
      <text:p text:style-name="P69">Program Teste<text:span text:style-name="T74">Repeat</text:span>;</text:p>
      <text:p text:style-name="P69">Var x : Integer;</text:p>
      <text:p text:style-name="P69">Begin</text:p>
      <text:p text:style-name="P69"><text:s text:c="4"/><text:span text:style-name="T74">x := 1;</text:span></text:p>
      <text:p text:style-name="P69"><text:s text:c="4"/><text:span text:style-name="T74">repeat</text:span></text:p>
      <text:p text:style-name="P69"><text:s text:c="8"/>write<text:span text:style-name="T73">ln</text:span>(x);</text:p>
      <text:p text:style-name="P69"><text:s text:c="8"/><text:span text:style-name="T74">x := x + 1;</text:span></text:p>
      <text:p text:style-name="P69"><text:s text:c="4"/><text:span text:style-name="T74">until </text:span><text:span text:style-name="T75">(</text:span><text:span text:style-name="T74">x &gt; 10</text:span><text:span text:style-name="T75">)</text:span><text:span text:style-name="T74">;</text:span></text:p>
      <text:p text:style-name="P69">End.</text:p>
      <text:p text:style-name="P69"/>
      <text:p text:style-name="P69"/>
      <text:p text:style-name="P70"><text:soft-page-break/>While</text:p>
      <text:p text:style-name="P71">Program Teste<text:span text:style-name="T76">While</text:span>;</text:p>
      <text:p text:style-name="P71">Var x : Integer;</text:p>
      <text:p text:style-name="P71">Begin</text:p>
      <text:p text:style-name="P71"><text:s text:c="4"/><text:span text:style-name="T74">x := 1;</text:span></text:p>
      <text:p text:style-name="P71"><text:s text:c="4"/><text:span text:style-name="T76">while (x &lt;= 10) do</text:span></text:p>
      <text:p text:style-name="P71"><text:s text:c="4"/><text:span text:style-name="T76">begin</text:span></text:p>
      <text:p text:style-name="P71"><text:s text:c="8"/>write<text:span text:style-name="T73">ln</text:span>(x);</text:p>
      <text:p text:style-name="P71"><text:s text:c="8"/><text:span text:style-name="T74">x := x + 1;</text:span></text:p>
      <text:p text:style-name="P71"><text:s text:c="4"/><text:span text:style-name="T76">end;</text:span></text:p>
      <text:p text:style-name="P71">End.</text:p>
      <text:p text:style-name="P71"/>
      <text:p text:style-name="P71"/>
      <text:p text:style-name="P72">If</text:p>
      <text:p text:style-name="P73">Program TesteIf;</text:p>
      <text:p text:style-name="P73">Var x : Integer;</text:p>
      <text:p text:style-name="P73">Begin</text:p>
      <text:p text:style-name="P73"><text:s text:c="4"/>x := 5;</text:p>
      <text:p text:style-name="P73"><text:s text:c="4"/>if (x &lt; 10) then</text:p>
      <text:p text:style-name="P73"><text:s text:c="4"/>begin</text:p>
      <text:p text:style-name="P73"><text:s text:c="8"/>writeln('Valor menor que 10');</text:p>
      <text:p text:style-name="P73"><text:s text:c="4"/>end</text:p>
      <text:p text:style-name="P73"><text:s text:c="4"/>else </text:p>
      <text:p text:style-name="P73"><text:s text:c="4"/>begin</text:p>
      <text:p text:style-name="P73"><text:s text:c="8"/>writeln('Valor maior ou igual a 10');</text:p>
      <text:p text:style-name="P73"><text:s text:c="4"/>end;</text:p>
      <text:p text:style-name="P73">End.</text:p>
      <text:p text:style-name="P71"/>
      <text:p text:style-name="P71"/>
      <text:p text:style-name="P74">Fibonacci</text:p>
      <text:p text:style-name="P75">Program <text:span text:style-name="T77">Fibonacci</text:span>;</text:p>
      <text:p text:style-name="P75">Var <text:span text:style-name="T77">termo1, termo2, aux, cont, quantos</text:span> : Integer;</text:p>
      <text:p text:style-name="P75">Begin</text:p>
      <text:p text:style-name="P76"><text:s text:c="4"/>writeln('----------FIBONACCI------------');</text:p>
      <text:p text:style-name="P76"><text:s text:c="4"/>termo1 := 1;</text:p>
      <text:p text:style-name="P76"><text:s text:c="4"/>termo2 := 1;</text:p>
      <text:p text:style-name="P76"><text:s text:c="4"/>quantos := 0;</text:p>
      <text:p text:style-name="P76"><text:s text:c="4"/>aux := 0;</text:p>
      <text:p text:style-name="P76"><text:s text:c="4"/>write('Informe a quantidade de numeros que deseja ver da sequencia fibonacci: ');</text:p>
      <text:p text:style-name="P76"><text:s text:c="4"/>read(quantos);</text:p>
      <text:p text:style-name="P76"><text:s text:c="4"/>writeln(termo1);</text:p>
      <text:p text:style-name="P76"><text:s text:c="4"/>writeln(termo2);</text:p>
      <text:p text:style-name="P76"><text:s text:c="4"/>cont := 2;</text:p>
      <text:p text:style-name="P76"><text:s text:c="4"/>while (cont &lt;= quantos) do</text:p>
      <text:p text:style-name="P76"><text:s text:c="4"/>begin</text:p>
      <text:p text:style-name="P76"><text:s text:c="8"/>aux := termo1 + termo2;</text:p>
      <text:p text:style-name="P76"><text:s text:c="8"/>writeln(aux); <text:s text:c="3"/></text:p>
      <text:p text:style-name="P76"><text:s text:c="8"/>termo1 := termo2;</text:p>
      <text:p text:style-name="P76"><text:s text:c="8"/>termo2 := aux;</text:p>
      <text:p text:style-name="P76"><text:soft-page-break/><text:s text:c="8"/>cont := cont + 1; </text:p>
      <text:p text:style-name="P76"><text:s text:c="4"/>end; </text:p>
      <text:p text:style-name="P77">End.</text:p>
      <text:p text:style-name="P78"><text:span text:style-name="T1"/></text:p>
      <text:p text:style-name="P78"><text:span text:style-name="T1"/></text:p>
      <text:p text:style-name="P78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ans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176cm" style:contextual-spacing="false" fo:orphans="0" fo:widows="0" style:writing-mode="lr-tb"/>
      <style:text-properties style:use-window-font-color="true" loext:opacity="0%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Liberation Sans" fo:font-family="'Liberation Sans'" style:font-family-generic="swiss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 style:contextual-spacing="false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style:contextual-spacing="false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paragraph-properties fo:margin-top="0cm" fo:margin-bottom="0cm" style:contextual-spacing="false"/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z-Bottom_20_of_20_Form" style:display-name="z-Bottom of Form" style:family="paragraph" style:next-style-name="Standard">
      <style:paragraph-properties fo:text-align="center" style:justify-single-word="false" fo:orphans="0" fo:widows="0" style:border-line-width-top="0.009cm 0.009cm 0.009cm" fo:padding="0cm" fo:border-left="none" fo:border-right="none" fo:border-top="0.74pt double #000000" fo:border-bottom="none" style:shadow="none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 style:language-complex="ar" style:country-complex="SA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0" fo:widows="0" style:border-line-width-bottom="0.009cm 0.009cm 0.009cm" fo:padding="0cm" fo:border-left="none" fo:border-right="none" fo:border-top="none" fo:border-bottom="0.74pt double #000000" style:shadow="none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 style:language-complex="ar" style:country-complex="SA" text:displa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176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Definition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Emphasis" style:family="text" style:parent-style-name="Fonte_20_parág._20_padrão">
      <style:text-properties fo:font-style="italic" style:font-style-asian="italic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Sa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 style:parent-style-name="Fonte_20_parág._20_padrão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SCE-126 Introdução à Compilação</dc:title>
    <meta:initial-creator>Rogerio Melo Nepomuceno</meta:initial-creator>
    <meta:creation-date>1999-10-31T10:41:00</meta:creation-date>
    <dc:date>2025-04-10T17:14:45.992634881</dc:date>
    <meta:print-date>2001-05-02T19:09:00</meta:print-date>
    <meta:editing-cycles>179</meta:editing-cycles>
    <meta:editing-duration>PT11H54M17S</meta:editing-duration>
    <meta:generator>LibreOffice/25.2.1.2$Linux_X86_64 LibreOffice_project/d3abf4aee5fd705e4a92bba33a32f40bc4e56f49</meta:generator>
    <meta:document-statistic meta:table-count="1" meta:image-count="0" meta:object-count="0" meta:page-count="19" meta:paragraph-count="756" meta:word-count="4882" meta:character-count="35910" meta:non-whitespace-character-count="29653"/>
  </office:meta>
</office:document-meta>
</file>